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17">
      <style:table-cell-properties fo:background-color="#ffccff"/>
    </style:style>
    <style:style style:name="ce6" style:family="table-cell" style:parent-style-name="Default" style:data-style-name="N117">
      <style:table-cell-properties fo:background-color="#ccff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 style:data-style-name="N116"/>
    <style:style style:name="ce13" style:family="table-cell" style:parent-style-name="Default" style:data-style-name="N116">
      <style:table-cell-properties fo:background-color="#ccffff"/>
    </style:style>
    <style:style style:name="ce14" style:family="table-cell" style:parent-style-name="Default" style:data-style-name="N116">
      <style:table-cell-properties fo:background-color="#ffcc99"/>
    </style:style>
    <style:style style:name="ce15" style:family="table-cell" style:parent-style-name="Default" style:data-style-name="N116">
      <style:table-cell-properties fo:background-color="#ffffcc"/>
    </style:style>
    <style:style style:name="ce16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5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13.4763899300167">
            <text:p>13.4764</text:p>
          </table:table-cell>
          <table:table-cell table:style-name="ce5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13.3548814962215">
            <text:p>13.3549</text:p>
          </table:table-cell>
          <table:table-cell table:style-name="ce5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19.3308871946961">
            <text:p>19.3309</text:p>
          </table:table-cell>
          <table:table-cell table:style-name="ce5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15.9838821547001">
            <text:p>15.9839</text:p>
          </table:table-cell>
          <table:table-cell table:style-name="ce5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660122832613">
            <text:p>32.2660</text:p>
          </table:table-cell>
          <table:table-cell table:style-name="ce5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35.3147693493962">
            <text:p>35.3148</text:p>
          </table:table-cell>
          <table:table-cell table:style-name="ce5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7.7590580988916">
            <text:p>97.7591</text:p>
          </table:table-cell>
          <table:table-cell table:style-name="ce5" office:value-type="float" office:value="28.31">
            <text:p>28.31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31.2718523703912">
            <text:p>31.2719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6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13.3429603267492">
            <text:p>13.3430</text:p>
          </table:table-cell>
          <table:table-cell table:style-name="ce6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13.2226549467539">
            <text:p>13.2227</text:p>
          </table:table-cell>
          <table:table-cell table:style-name="ce6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19.1394922719763">
            <text:p>19.1395</text:p>
          </table:table-cell>
          <table:table-cell table:style-name="ce6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15.8256258957427">
            <text:p>15.8256</text:p>
          </table:table-cell>
          <table:table-cell table:style-name="ce6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9465468151102">
            <text:p>31.9465</text:p>
          </table:table-cell>
          <table:table-cell table:style-name="ce6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34.965118167719">
            <text:p>34.9651</text:p>
          </table:table-cell>
          <table:table-cell table:style-name="ce6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6.7911466325659">
            <text:p>96.7911</text:p>
          </table:table-cell>
          <table:table-cell table:style-name="ce6" table:formula="of:=[.Y2]" office:value-type="float" office:value="28.31">
            <text:p>28.31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30.9622300696943">
            <text:p>30.9622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6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13.2108518086626">
            <text:p>13.2109</text:p>
          </table:table-cell>
          <table:table-cell table:style-name="ce6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13.0917375710435">
            <text:p>13.0917</text:p>
          </table:table-cell>
          <table:table-cell table:style-name="ce6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18.9499923484914">
            <text:p>18.9500</text:p>
          </table:table-cell>
          <table:table-cell table:style-name="ce6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15.6689365304383">
            <text:p>15.6689</text:p>
          </table:table-cell>
          <table:table-cell table:style-name="ce6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6302443713962">
            <text:p>31.6302</text:p>
          </table:table-cell>
          <table:table-cell table:style-name="ce6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34.6189288789297">
            <text:p>34.6189</text:p>
          </table:table-cell>
          <table:table-cell table:style-name="ce6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5.8328184480851">
            <text:p>95.8328</text:p>
          </table:table-cell>
          <table:table-cell table:style-name="ce6" table:formula="of:=[.Y3]" office:value-type="float" office:value="28.31">
            <text:p>28.31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30.6556733363309">
            <text:p>30.6557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6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13.0800512957055">
            <text:p>13.0801</text:p>
          </table:table-cell>
          <table:table-cell table:style-name="ce6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12.9621164069738">
            <text:p>12.9621</text:p>
          </table:table-cell>
          <table:table-cell table:style-name="ce6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18.7623686618727">
            <text:p>18.7624</text:p>
          </table:table-cell>
          <table:table-cell table:style-name="ce6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15.5137985449884">
            <text:p>15.5138</text:p>
          </table:table-cell>
          <table:table-cell table:style-name="ce6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3170736350458">
            <text:p>31.3171</text:p>
          </table:table-cell>
          <table:table-cell table:style-name="ce6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34.2761672068611">
            <text:p>34.2762</text:p>
          </table:table-cell>
          <table:table-cell table:style-name="ce6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4.8839786614704">
            <text:p>94.8840</text:p>
          </table:table-cell>
          <table:table-cell table:style-name="ce6" table:formula="of:=[.Y4]" office:value-type="float" office:value="28.31">
            <text:p>28.31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30.3521518181495">
            <text:p>30.3522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6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12.9505458373322">
            <text:p>12.9505</text:p>
          </table:table-cell>
          <table:table-cell table:style-name="ce6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12.8337786207661">
            <text:p>12.8338</text:p>
          </table:table-cell>
          <table:table-cell table:style-name="ce6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18.5766026355175">
            <text:p>18.5766</text:p>
          </table:table-cell>
          <table:table-cell table:style-name="ce6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15.3601965791965">
            <text:p>15.3602</text:p>
          </table:table-cell>
          <table:table-cell table:style-name="ce6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1.0070035990552">
            <text:p>31.0070</text:p>
          </table:table-cell>
          <table:table-cell table:style-name="ce6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33.936799214714">
            <text:p>33.9368</text:p>
          </table:table-cell>
          <table:table-cell table:style-name="ce6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3.9445333281885">
            <text:p>93.9445</text:p>
          </table:table-cell>
          <table:table-cell table:style-name="ce6" table:formula="of:=[.Y5]" office:value-type="float" office:value="28.31">
            <text:p>28.31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30.0516354635143">
            <text:p>30.0516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5.04">
            <text:p>5.04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5.297090652504">
            <text:p>5.2971</text:p>
          </table:table-cell>
          <table:table-cell table:style-name="ce6" table:formula="of:=[.D6]" office:value-type="float" office:value="12.2">
            <text:p>12.2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12.82232261122">
            <text:p>12.8223</text:p>
          </table:table-cell>
          <table:table-cell table:style-name="ce6" table:formula="of:=[.G6]" office:value-type="float" office:value="12.09">
            <text:p>12.09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12.706711505709">
            <text:p>12.7067</text:p>
          </table:table-cell>
          <table:table-cell table:style-name="ce6" table:formula="of:=[.J6]" office:value-type="float" office:value="17.5">
            <text:p>17.5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18.39267587675">
            <text:p>18.3927</text:p>
          </table:table-cell>
          <table:table-cell table:style-name="ce6" table:formula="of:=[.M6]" office:value-type="float" office:value="14.47">
            <text:p>14.47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15.208115424947">
            <text:p>15.2081</text:p>
          </table:table-cell>
          <table:table-cell table:style-name="ce6" table:formula="of:=[.P6]" office:value-type="float" office:value="29.21">
            <text:p>29.21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700003563421">
            <text:p>30.7000</text:p>
          </table:table-cell>
          <table:table-cell table:style-name="ce6" table:formula="of:=[.S6]" office:value-type="float" office:value="31.97">
            <text:p>31.97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33.600791301697">
            <text:p>33.6008</text:p>
          </table:table-cell>
          <table:table-cell table:style-name="ce6" table:formula="of:=[.V6]" office:value-type="float" office:value="88.5">
            <text:p>88.50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01438943385">
            <text:p>93.0144</text:p>
          </table:table-cell>
          <table:table-cell table:style-name="ce6" table:formula="of:=[.Y6]" office:value-type="float" office:value="28.31">
            <text:p>28.31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29.754094518331">
            <text:p>29.7541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6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12.695368922">
            <text:p>12.6954</text:p>
          </table:table-cell>
          <table:table-cell table:style-name="ce6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12.5809024809">
            <text:p>12.5809</text:p>
          </table:table-cell>
          <table:table-cell table:style-name="ce6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18.210570175">
            <text:p>18.2106</text:p>
          </table:table-cell>
          <table:table-cell table:style-name="ce6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15.0575400247">
            <text:p>15.0575</text:p>
          </table:table-cell>
          <table:table-cell table:style-name="ce6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960431321">
            <text:p>30.3960</text:p>
          </table:table-cell>
          <table:table-cell table:style-name="ce6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33.2681101997">
            <text:p>33.2681</text:p>
          </table:table-cell>
          <table:table-cell table:style-name="ce6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093454885">
            <text:p>92.0935</text:p>
          </table:table-cell>
          <table:table-cell table:style-name="ce6" table:formula="of:=[.Y7]" office:value-type="float" office:value="28.31">
            <text:p>28.31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29.4594995231">
            <text:p>29.4595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6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12.5696722">
            <text:p>12.5697</text:p>
          </table:table-cell>
          <table:table-cell table:style-name="ce6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12.45633909">
            <text:p>12.4563</text:p>
          </table:table-cell>
          <table:table-cell table:style-name="ce6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18.0302675">
            <text:p>18.0303</text:p>
          </table:table-cell>
          <table:table-cell table:style-name="ce6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14.90845547">
            <text:p>14.9085</text:p>
          </table:table-cell>
          <table:table-cell table:style-name="ce6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9509221">
            <text:p>30.0951</text:p>
          </table:table-cell>
          <table:table-cell table:style-name="ce6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32.93872297">
            <text:p>32.9387</text:p>
          </table:table-cell>
          <table:table-cell table:style-name="ce6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1.1816385">
            <text:p>91.1816</text:p>
          </table:table-cell>
          <table:table-cell table:style-name="ce6" table:formula="of:=[.Y8]" office:value-type="float" office:value="28.31">
            <text:p>28.31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29.16782131">
            <text:p>29.1678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5.04">
            <text:p>5.04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5.141304">
            <text:p>5.1413</text:p>
          </table:table-cell>
          <table:table-cell table:style-name="ce6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12.44522">
            <text:p>12.4452</text:p>
          </table:table-cell>
          <table:table-cell table:style-name="ce6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12.333009">
            <text:p>12.3330</text:p>
          </table:table-cell>
          <table:table-cell table:style-name="ce6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17.85175">
            <text:p>17.8518</text:p>
          </table:table-cell>
          <table:table-cell table:style-name="ce6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14.760847">
            <text:p>14.7608</text:p>
          </table:table-cell>
          <table:table-cell table:style-name="ce6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97121">
            <text:p>29.7971</text:p>
          </table:table-cell>
          <table:table-cell table:style-name="ce6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32.612597">
            <text:p>32.6126</text:p>
          </table:table-cell>
          <table:table-cell table:style-name="ce6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0.27885">
            <text:p>90.2789</text:p>
          </table:table-cell>
          <table:table-cell table:style-name="ce6" table:formula="of:=[.Y9]" office:value-type="float" office:value="28.31">
            <text:p>28.31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28.879031">
            <text:p>28.8790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5.04">
            <text:p>5.04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5.0904">
            <text:p>5.0904</text:p>
          </table:table-cell>
          <table:table-cell table:style-name="ce6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12.322">
            <text:p>12.3220</text:p>
          </table:table-cell>
          <table:table-cell table:style-name="ce6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12.2109">
            <text:p>12.2109</text:p>
          </table:table-cell>
          <table:table-cell table:style-name="ce6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17.675">
            <text:p>17.6750</text:p>
          </table:table-cell>
          <table:table-cell table:style-name="ce6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14.6147">
            <text:p>14.6147</text:p>
          </table:table-cell>
          <table:table-cell table:style-name="ce6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5021">
            <text:p>29.5021</text:p>
          </table:table-cell>
          <table:table-cell table:style-name="ce6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32.2897">
            <text:p>32.2897</text:p>
          </table:table-cell>
          <table:table-cell table:style-name="ce6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9.385">
            <text:p>89.3850</text:p>
          </table:table-cell>
          <table:table-cell table:style-name="ce6" table:formula="of:=[.Y10]" office:value-type="float" office:value="28.31">
            <text:p>28.31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28.5931">
            <text:p>28.5931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5.04">
            <text:p>5.04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5.04">
            <text:p>5.0400</text:p>
          </table:table-cell>
          <table:table-cell table:style-name="ce6" table:formula="of:=[.D11]" office:value-type="float" office:value="12.2">
            <text:p>12.2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12.2">
            <text:p>12.2000</text:p>
          </table:table-cell>
          <table:table-cell table:style-name="ce6" table:formula="of:=[.G11]" office:value-type="float" office:value="12.09">
            <text:p>12.09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12.09">
            <text:p>12.0900</text:p>
          </table:table-cell>
          <table:table-cell table:style-name="ce6" table:formula="of:=[.J11]" office:value-type="float" office:value="17.5">
            <text:p>17.5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17.5">
            <text:p>17.5000</text:p>
          </table:table-cell>
          <table:table-cell table:style-name="ce6" table:formula="of:=[.M11]" office:value-type="float" office:value="14.47">
            <text:p>14.47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14.47">
            <text:p>14.4700</text:p>
          </table:table-cell>
          <table:table-cell table:style-name="ce6" table:formula="of:=[.P11]" office:value-type="float" office:value="29.21">
            <text:p>29.21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21">
            <text:p>29.2100</text:p>
          </table:table-cell>
          <table:table-cell table:style-name="ce6" table:formula="of:=[.S11]" office:value-type="float" office:value="31.97">
            <text:p>31.97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31.97">
            <text:p>31.9700</text:p>
          </table:table-cell>
          <table:table-cell table:style-name="ce6" table:formula="of:=[.V11]" office:value-type="float" office:value="88.5">
            <text:p>88.50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8.5">
            <text:p>88.5000</text:p>
          </table:table-cell>
          <table:table-cell table:style-name="ce6" table:formula="of:=[.Y11]" office:value-type="float" office:value="28.31">
            <text:p>28.31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28.31">
            <text:p>28.31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5.04">
            <text:p>5.04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4.99009900990099">
            <text:p>4.9901</text:p>
          </table:table-cell>
          <table:table-cell table:style-name="ce6" table:formula="of:=[.D12]" office:value-type="float" office:value="12.2">
            <text:p>12.2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12.0792079207921">
            <text:p>12.0792</text:p>
          </table:table-cell>
          <table:table-cell table:style-name="ce6" table:formula="of:=[.G12]" office:value-type="float" office:value="12.09">
            <text:p>12.09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11.970297029703">
            <text:p>11.9703</text:p>
          </table:table-cell>
          <table:table-cell table:style-name="ce6" table:formula="of:=[.J12]" office:value-type="float" office:value="17.5">
            <text:p>17.5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17.3267326732673">
            <text:p>17.3267</text:p>
          </table:table-cell>
          <table:table-cell table:style-name="ce6" table:formula="of:=[.M12]" office:value-type="float" office:value="14.47">
            <text:p>14.47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14.3267326732673">
            <text:p>14.3267</text:p>
          </table:table-cell>
          <table:table-cell table:style-name="ce6" table:formula="of:=[.P12]" office:value-type="float" office:value="29.21">
            <text:p>29.21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9207920792079">
            <text:p>28.9208</text:p>
          </table:table-cell>
          <table:table-cell table:style-name="ce6" table:formula="of:=[.S12]" office:value-type="float" office:value="31.97">
            <text:p>31.97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31.6534653465346">
            <text:p>31.6535</text:p>
          </table:table-cell>
          <table:table-cell table:style-name="ce6" table:formula="of:=[.V12]" office:value-type="float" office:value="88.5">
            <text:p>88.50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7.6237623762376">
            <text:p>87.6238</text:p>
          </table:table-cell>
          <table:table-cell table:style-name="ce6" table:formula="of:=[.Y12]" office:value-type="float" office:value="28.31">
            <text:p>28.31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28.029702970297">
            <text:p>28.0297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5.04">
            <text:p>5.04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4.94069208901088">
            <text:p>4.9407</text:p>
          </table:table-cell>
          <table:table-cell table:style-name="ce6" table:formula="of:=[.D13]" office:value-type="float" office:value="12.2">
            <text:p>12.2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11.9596118027644">
            <text:p>11.9596</text:p>
          </table:table-cell>
          <table:table-cell table:style-name="ce6" table:formula="of:=[.G13]" office:value-type="float" office:value="12.09">
            <text:p>12.09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11.8517792373297">
            <text:p>11.8518</text:p>
          </table:table-cell>
          <table:table-cell table:style-name="ce6" table:formula="of:=[.J13]" office:value-type="float" office:value="17.5">
            <text:p>17.5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17.1551808646211">
            <text:p>17.1552</text:p>
          </table:table-cell>
          <table:table-cell table:style-name="ce6" table:formula="of:=[.M13]" office:value-type="float" office:value="14.47">
            <text:p>14.47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14.1848838349181">
            <text:p>14.1849</text:p>
          </table:table-cell>
          <table:table-cell table:style-name="ce6" table:formula="of:=[.P13]" office:value-type="float" office:value="29.21">
            <text:p>29.21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6344476031762">
            <text:p>28.6344</text:p>
          </table:table-cell>
          <table:table-cell table:style-name="ce6" table:formula="of:=[.S13]" office:value-type="float" office:value="31.97">
            <text:p>31.97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31.3400646995393">
            <text:p>31.3401</text:p>
          </table:table-cell>
          <table:table-cell table:style-name="ce6" table:formula="of:=[.V13]" office:value-type="float" office:value="88.5">
            <text:p>88.50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6.7562003725125">
            <text:p>86.7562</text:p>
          </table:table-cell>
          <table:table-cell table:style-name="ce6" table:formula="of:=[.Y13]" office:value-type="float" office:value="28.31">
            <text:p>28.31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27.7521811587099">
            <text:p>27.7522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6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11.8411998047173">
            <text:p>11.8412</text:p>
          </table:table-cell>
          <table:table-cell table:style-name="ce6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11.7344348884452">
            <text:p>11.7344</text:p>
          </table:table-cell>
          <table:table-cell table:style-name="ce6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16.9853275887338">
            <text:p>16.9853</text:p>
          </table:table-cell>
          <table:table-cell table:style-name="ce6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14.044439440513">
            <text:p>14.0444</text:p>
          </table:table-cell>
          <table:table-cell table:style-name="ce6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509382209665">
            <text:p>28.3509</text:p>
          </table:table-cell>
          <table:table-cell table:style-name="ce6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31.0297670292468">
            <text:p>31.0298</text:p>
          </table:table-cell>
          <table:table-cell table:style-name="ce6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5.8972280915965">
            <text:p>85.8972</text:p>
          </table:table-cell>
          <table:table-cell table:style-name="ce6" table:formula="of:=[.Y14]" office:value-type="float" office:value="28.31">
            <text:p>28.31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27.4774070878316">
            <text:p>27.4774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6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11.7239602026904">
            <text:p>11.7240</text:p>
          </table:table-cell>
          <table:table-cell table:style-name="ce6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11.6182523647972">
            <text:p>11.6183</text:p>
          </table:table-cell>
          <table:table-cell table:style-name="ce6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16.8171560284493">
            <text:p>16.8172</text:p>
          </table:table-cell>
          <table:table-cell table:style-name="ce6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13.9053855846664">
            <text:p>13.9054</text:p>
          </table:table-cell>
          <table:table-cell table:style-name="ce6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702358623431">
            <text:p>28.0702</text:p>
          </table:table-cell>
          <table:table-cell table:style-name="ce6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30.7225416131156">
            <text:p>30.7225</text:p>
          </table:table-cell>
          <table:table-cell table:style-name="ce6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0467604867292">
            <text:p>85.0468</text:p>
          </table:table-cell>
          <table:table-cell table:style-name="ce6" table:formula="of:=[.Y15]" office:value-type="float" office:value="28.31">
            <text:p>28.31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27.2053535523085">
            <text:p>27.2054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5.04">
            <text:p>5.04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4.79538706553801">
            <text:p>4.7954</text:p>
          </table:table-cell>
          <table:table-cell table:style-name="ce6" table:formula="of:=[.D16]" office:value-type="float" office:value="12.2">
            <text:p>12.2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11.6078813888023">
            <text:p>11.6079</text:p>
          </table:table-cell>
          <table:table-cell table:style-name="ce6" table:formula="of:=[.G16]" office:value-type="float" office:value="12.09">
            <text:p>12.09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11.5032201631656">
            <text:p>11.5032</text:p>
          </table:table-cell>
          <table:table-cell table:style-name="ce6" table:formula="of:=[.J16]" office:value-type="float" office:value="17.5">
            <text:p>17.5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16.6506495331181">
            <text:p>16.6506</text:p>
          </table:table-cell>
          <table:table-cell table:style-name="ce6" table:formula="of:=[.M16]" office:value-type="float" office:value="14.47">
            <text:p>14.47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13.7677084996697">
            <text:p>13.7677</text:p>
          </table:table-cell>
          <table:table-cell table:style-name="ce6" table:formula="of:=[.P16]" office:value-type="float" office:value="29.21">
            <text:p>29.21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923127349931">
            <text:p>27.7923</text:p>
          </table:table-cell>
          <table:table-cell table:style-name="ce6" table:formula="of:=[.S16]" office:value-type="float" office:value="31.97">
            <text:p>31.97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30.4183580327878">
            <text:p>30.4184</text:p>
          </table:table-cell>
          <table:table-cell table:style-name="ce6" table:formula="of:=[.V16]" office:value-type="float" office:value="88.5">
            <text:p>88.50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4.2047133531973">
            <text:p>84.2047</text:p>
          </table:table-cell>
          <table:table-cell table:style-name="ce6" table:formula="of:=[.Y16]" office:value-type="float" office:value="28.31">
            <text:p>28.31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26.9359936161471">
            <text:p>26.936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6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11.4929518701013">
            <text:p>11.4930</text:p>
          </table:table-cell>
          <table:table-cell table:style-name="ce6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11.3893268942234">
            <text:p>11.3893</text:p>
          </table:table-cell>
          <table:table-cell table:style-name="ce6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16.4857916169486">
            <text:p>16.4858</text:p>
          </table:table-cell>
          <table:table-cell table:style-name="ce6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13.6313945541284">
            <text:p>13.6314</text:p>
          </table:table-cell>
          <table:table-cell table:style-name="ce6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5171413217754">
            <text:p>27.5171</text:p>
          </table:table-cell>
          <table:table-cell table:style-name="ce6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30.117186171077">
            <text:p>30.1172</text:p>
          </table:table-cell>
          <table:table-cell table:style-name="ce6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3.3710033199973">
            <text:p>83.3710</text:p>
          </table:table-cell>
          <table:table-cell table:style-name="ce6" table:formula="of:=[.Y17]" office:value-type="float" office:value="28.31">
            <text:p>28.31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26.6693006100466">
            <text:p>26.6693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6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11.3791602674271">
            <text:p>11.3792</text:p>
          </table:table-cell>
          <table:table-cell table:style-name="ce6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11.2765612814093">
            <text:p>11.2766</text:p>
          </table:table-cell>
          <table:table-cell table:style-name="ce6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16.3225659573749">
            <text:p>16.3226</text:p>
          </table:table-cell>
          <table:table-cell table:style-name="ce6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13.4964302516123">
            <text:p>13.4964</text:p>
          </table:table-cell>
          <table:table-cell table:style-name="ce6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2446943779954">
            <text:p>27.2447</text:p>
          </table:table-cell>
          <table:table-cell table:style-name="ce6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29.8189962089871">
            <text:p>29.8190</text:p>
          </table:table-cell>
          <table:table-cell table:style-name="ce6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2.5455478415815">
            <text:p>82.5455</text:p>
          </table:table-cell>
          <table:table-cell table:style-name="ce6" table:formula="of:=[.Y18]" office:value-type="float" office:value="28.31">
            <text:p>28.31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26.405248128759">
            <text:p>26.4052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6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11.2664953142842">
            <text:p>11.2665</text:p>
          </table:table-cell>
          <table:table-cell table:style-name="ce6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11.1649121598112">
            <text:p>11.1649</text:p>
          </table:table-cell>
          <table:table-cell table:style-name="ce6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16.1609563934405">
            <text:p>16.1610</text:p>
          </table:table-cell>
          <table:table-cell table:style-name="ce6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13.3628022293191">
            <text:p>13.3628</text:p>
          </table:table-cell>
          <table:table-cell table:style-name="ce6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749449287083">
            <text:p>26.9749</text:p>
          </table:table-cell>
          <table:table-cell table:style-name="ce6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29.5237586227595">
            <text:p>29.5238</text:p>
          </table:table-cell>
          <table:table-cell table:style-name="ce6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1.7282651896846">
            <text:p>81.7283</text:p>
          </table:table-cell>
          <table:table-cell table:style-name="ce6" table:formula="of:=[.Y19]" office:value-type="float" office:value="28.31">
            <text:p>28.31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26.1438100284743">
            <text:p>26.1438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6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11.1549458557269">
            <text:p>11.1549</text:p>
          </table:table-cell>
          <table:table-cell table:style-name="ce6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11.0543684750605">
            <text:p>11.0544</text:p>
          </table:table-cell>
          <table:table-cell table:style-name="ce6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16.0009469241985">
            <text:p>16.0009</text:p>
          </table:table-cell>
          <table:table-cell table:style-name="ce6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13.2304972567515">
            <text:p>13.2305</text:p>
          </table:table-cell>
          <table:table-cell table:style-name="ce6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7078662660479">
            <text:p>26.7079</text:p>
          </table:table-cell>
          <table:table-cell table:style-name="ce6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29.23144418095">
            <text:p>29.2314</text:p>
          </table:table-cell>
          <table:table-cell table:style-name="ce6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0.9190744452323">
            <text:p>80.9191</text:p>
          </table:table-cell>
          <table:table-cell table:style-name="ce6" table:formula="of:=[.Y20]" office:value-type="float" office:value="28.31">
            <text:p>28.31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25.8849604242319">
            <text:p>25.8850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6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11.0445008472544">
            <text:p>11.0445</text:p>
          </table:table-cell>
          <table:table-cell table:style-name="ce6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10.9449192822382">
            <text:p>10.9449</text:p>
          </table:table-cell>
          <table:table-cell table:style-name="ce6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15.8425217071272">
            <text:p>15.8425</text:p>
          </table:table-cell>
          <table:table-cell table:style-name="ce6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13.0995022344075">
            <text:p>13.0995</text:p>
          </table:table-cell>
          <table:table-cell table:style-name="ce6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443431946582">
            <text:p>26.4434</text:p>
          </table:table-cell>
          <table:table-cell table:style-name="ce6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28.9420239415347">
            <text:p>28.9420</text:p>
          </table:table-cell>
          <table:table-cell table:style-name="ce6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117895490329">
            <text:p>80.1179</text:p>
          </table:table-cell>
          <table:table-cell table:style-name="ce6" table:formula="of:=[.Y21]" office:value-type="float" office:value="28.31">
            <text:p>28.31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25.6286736873584">
            <text:p>25.628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5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1.00631075624961">
            <text:p>1.0063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0.997473779246318">
            <text:p>0.9975</text:p>
          </table:table-cell>
          <table:table-cell table:style-name="ce5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23717678046055">
            <text:p>1.2372</text:p>
          </table:table-cell>
          <table:table-cell table:style-name="ce5" office:value-type="float" office:value="1.25">
            <text:p>1.250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38077765676401">
            <text:p>1.3808</text:p>
          </table:table-cell>
          <table:table-cell table:style-name="ce5" office:value-type="float" office:value="1.171">
            <text:p>1.171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29351250885652">
            <text:p>1.2935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6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0.996347283415453">
            <text:p>0.9963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0.987597801233978">
            <text:p>0.9876</text:p>
          </table:table-cell>
          <table:table-cell table:style-name="ce6" table:formula="of:=[.S25]" office:value-type="float" office:value="1.12">
            <text:p>1.1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22492750540648">
            <text:p>1.2249</text:p>
          </table:table-cell>
          <table:table-cell table:style-name="ce6" table:formula="of:=[.V25]" office:value-type="float" office:value="1.25">
            <text:p>1.250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36710659085545">
            <text:p>1.3671</text:p>
          </table:table-cell>
          <table:table-cell table:style-name="ce6" table:formula="of:=[.Y25]" office:value-type="float" office:value="1.171">
            <text:p>1.171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28070545431339">
            <text:p>1.2807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6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0.986482458827181">
            <text:p>0.9865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0.977819605182156">
            <text:p>0.9778</text:p>
          </table:table-cell>
          <table:table-cell table:style-name="ce6" table:formula="of:=[.S26]" office:value-type="float" office:value="1.12">
            <text:p>1.1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21279951030345">
            <text:p>1.2128</text:p>
          </table:table-cell>
          <table:table-cell table:style-name="ce6" table:formula="of:=[.V26]" office:value-type="float" office:value="1.25">
            <text:p>1.250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3535708820351">
            <text:p>1.3536</text:p>
          </table:table-cell>
          <table:table-cell table:style-name="ce6" table:formula="of:=[.Y26]" office:value-type="float" office:value="1.171">
            <text:p>1.171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26802520229048">
            <text:p>1.2680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6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0.976715305769486">
            <text:p>0.976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0.96813822295263">
            <text:p>0.9681</text:p>
          </table:table-cell>
          <table:table-cell table:style-name="ce6" table:formula="of:=[.S27]" office:value-type="float" office:value="1.12">
            <text:p>1.1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20079159435985">
            <text:p>1.2008</text:p>
          </table:table-cell>
          <table:table-cell table:style-name="ce6" table:formula="of:=[.V27]" office:value-type="float" office:value="1.25">
            <text:p>1.250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34016919013376">
            <text:p>1.3402</text:p>
          </table:table-cell>
          <table:table-cell table:style-name="ce6" table:formula="of:=[.Y27]" office:value-type="float" office:value="1.171">
            <text:p>1.171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25547049731731">
            <text:p>1.2555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6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0.967044857197511">
            <text:p>0.9670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0.958552695992703">
            <text:p>0.9586</text:p>
          </table:table-cell>
          <table:table-cell table:style-name="ce6" table:formula="of:=[.S28]" office:value-type="float" office:value="1.12">
            <text:p>1.1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18890256867312">
            <text:p>1.1889</text:p>
          </table:table-cell>
          <table:table-cell table:style-name="ce6" table:formula="of:=[.V28]" office:value-type="float" office:value="1.25">
            <text:p>1.250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32690018825125">
            <text:p>1.3269</text:p>
          </table:table-cell>
          <table:table-cell table:style-name="ce6" table:formula="of:=[.Y28]" office:value-type="float" office:value="1.171">
            <text:p>1.171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24304009635377">
            <text:p>1.2430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7.23">
            <text:p>87.23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1.679606670223">
            <text:p>91.6796</text:p>
          </table:table-cell>
          <table:table-cell table:style-name="ce6" table:formula="of:=[.D29]" office:value-type="float" office:value="0.911">
            <text:p>0.911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0.9574701556411">
            <text:p>0.9575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0.903">
            <text:p>0.903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0.9490620752403">
            <text:p>0.9491</text:p>
          </table:table-cell>
          <table:table-cell table:style-name="ce6" table:formula="of:=[.S29]" office:value-type="float" office:value="1.12">
            <text:p>1.1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177131256112">
            <text:p>1.1771</text:p>
          </table:table-cell>
          <table:table-cell table:style-name="ce6" table:formula="of:=[.V29]" office:value-type="float" office:value="1.25">
            <text:p>1.250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313762562625">
            <text:p>1.3138</text:p>
          </table:table-cell>
          <table:table-cell table:style-name="ce6" table:formula="of:=[.Y29]" office:value-type="float" office:value="1.171">
            <text:p>1.171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2307327686671">
            <text:p>1.2307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6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0.94799025311">
            <text:p>0.9480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0.93966542103">
            <text:p>0.9397</text:p>
          </table:table-cell>
          <table:table-cell table:style-name="ce6" table:formula="of:=[.S30]" office:value-type="float" office:value="1.12">
            <text:p>1.1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1654764912">
            <text:p>1.1655</text:p>
          </table:table-cell>
          <table:table-cell table:style-name="ce6" table:formula="of:=[.V30]" office:value-type="float" office:value="1.25">
            <text:p>1.250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3007550125">
            <text:p>1.3008</text:p>
          </table:table-cell>
          <table:table-cell table:style-name="ce6" table:formula="of:=[.Y30]" office:value-type="float" office:value="1.171">
            <text:p>1.171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21854729571">
            <text:p>1.2185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6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0.938604211">
            <text:p>0.938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0.930361803">
            <text:p>0.9304</text:p>
          </table:table-cell>
          <table:table-cell table:style-name="ce6" table:formula="of:=[.S31]" office:value-type="float" office:value="1.12">
            <text:p>1.1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15393712">
            <text:p>1.1539</text:p>
          </table:table-cell>
          <table:table-cell table:style-name="ce6" table:formula="of:=[.V31]" office:value-type="float" office:value="1.25">
            <text:p>1.250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28787625">
            <text:p>1.2879</text:p>
          </table:table-cell>
          <table:table-cell table:style-name="ce6" table:formula="of:=[.Y31]" office:value-type="float" office:value="1.171">
            <text:p>1.171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206482471">
            <text:p>1.2065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6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0.9293111">
            <text:p>0.9293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0.9211503">
            <text:p>0.9212</text:p>
          </table:table-cell>
          <table:table-cell table:style-name="ce6" table:formula="of:=[.S32]" office:value-type="float" office:value="1.12">
            <text:p>1.1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142512">
            <text:p>1.1425</text:p>
          </table:table-cell>
          <table:table-cell table:style-name="ce6" table:formula="of:=[.V32]" office:value-type="float" office:value="1.25">
            <text:p>1.250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275125">
            <text:p>1.2751</text:p>
          </table:table-cell>
          <table:table-cell table:style-name="ce6" table:formula="of:=[.Y32]" office:value-type="float" office:value="1.171">
            <text:p>1.171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1945371">
            <text:p>1.1945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6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0.92011">
            <text:p>0.9201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0.91203">
            <text:p>0.9120</text:p>
          </table:table-cell>
          <table:table-cell table:style-name="ce6" table:formula="of:=[.S33]" office:value-type="float" office:value="1.12">
            <text:p>1.1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1312">
            <text:p>1.1312</text:p>
          </table:table-cell>
          <table:table-cell table:style-name="ce6" table:formula="of:=[.V33]" office:value-type="float" office:value="1.25">
            <text:p>1.250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2625">
            <text:p>1.2625</text:p>
          </table:table-cell>
          <table:table-cell table:style-name="ce6" table:formula="of:=[.Y33]" office:value-type="float" office:value="1.171">
            <text:p>1.171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18271">
            <text:p>1.1827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7.23">
            <text:p>87.23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7.23">
            <text:p>87.2300</text:p>
          </table:table-cell>
          <table:table-cell table:style-name="ce6" table:formula="of:=[.D34]" office:value-type="float" office:value="0.911">
            <text:p>0.911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0.911">
            <text:p>0.911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0.903">
            <text:p>0.903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0.903">
            <text:p>0.9030</text:p>
          </table:table-cell>
          <table:table-cell table:style-name="ce6" table:formula="of:=[.S34]" office:value-type="float" office:value="1.12">
            <text:p>1.1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12">
            <text:p>1.1200</text:p>
          </table:table-cell>
          <table:table-cell table:style-name="ce6" table:formula="of:=[.V34]" office:value-type="float" office:value="1.25">
            <text:p>1.250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25">
            <text:p>1.2500</text:p>
          </table:table-cell>
          <table:table-cell table:style-name="ce6" table:formula="of:=[.Y34]" office:value-type="float" office:value="1.171">
            <text:p>1.171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171">
            <text:p>1.171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7.23">
            <text:p>87.23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6.3663366336634">
            <text:p>86.3663</text:p>
          </table:table-cell>
          <table:table-cell table:style-name="ce6" table:formula="of:=[.D35]" office:value-type="float" office:value="0.911">
            <text:p>0.911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0.901980198019802">
            <text:p>0.9020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0.903">
            <text:p>0.903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0.894059405940594">
            <text:p>0.8941</text:p>
          </table:table-cell>
          <table:table-cell table:style-name="ce6" table:formula="of:=[.S35]" office:value-type="float" office:value="1.12">
            <text:p>1.1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10891089108911">
            <text:p>1.1089</text:p>
          </table:table-cell>
          <table:table-cell table:style-name="ce6" table:formula="of:=[.V35]" office:value-type="float" office:value="1.25">
            <text:p>1.250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23762376237624">
            <text:p>1.2376</text:p>
          </table:table-cell>
          <table:table-cell table:style-name="ce6" table:formula="of:=[.Y35]" office:value-type="float" office:value="1.171">
            <text:p>1.171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15940594059406">
            <text:p>1.1594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7.23">
            <text:p>87.23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5.5112243897657">
            <text:p>85.5112</text:p>
          </table:table-cell>
          <table:table-cell table:style-name="ce6" table:formula="of:=[.D36]" office:value-type="float" office:value="0.911">
            <text:p>0.911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0.893049701009705">
            <text:p>0.893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0.903">
            <text:p>0.903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0.88520733261445">
            <text:p>0.8852</text:p>
          </table:table-cell>
          <table:table-cell table:style-name="ce6" table:formula="of:=[.S36]" office:value-type="float" office:value="1.12">
            <text:p>1.1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09793157533575">
            <text:p>1.0979</text:p>
          </table:table-cell>
          <table:table-cell table:style-name="ce6" table:formula="of:=[.V36]" office:value-type="float" office:value="1.25">
            <text:p>1.250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22537006175865">
            <text:p>1.2254</text:p>
          </table:table-cell>
          <table:table-cell table:style-name="ce6" table:formula="of:=[.Y36]" office:value-type="float" office:value="1.171">
            <text:p>1.171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1479266738555">
            <text:p>1.1479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6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0.884207624762084">
            <text:p>0.8842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0.876442903578663">
            <text:p>0.8764</text:p>
          </table:table-cell>
          <table:table-cell table:style-name="ce6" table:formula="of:=[.S37]" office:value-type="float" office:value="1.12">
            <text:p>1.1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08706096567896">
            <text:p>1.0871</text:p>
          </table:table-cell>
          <table:table-cell table:style-name="ce6" table:formula="of:=[.V37]" office:value-type="float" office:value="1.25">
            <text:p>1.250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21323768490956">
            <text:p>1.2132</text:p>
          </table:table-cell>
          <table:table-cell table:style-name="ce6" table:formula="of:=[.Y37]" office:value-type="float" office:value="1.171">
            <text:p>1.171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13656106322327">
            <text:p>1.1366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6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0.875453093823846">
            <text:p>0.8755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0.867765251067983">
            <text:p>0.8678</text:p>
          </table:table-cell>
          <table:table-cell table:style-name="ce6" table:formula="of:=[.S38]" office:value-type="float" office:value="1.12">
            <text:p>1.1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07629798582075">
            <text:p>1.0763</text:p>
          </table:table-cell>
          <table:table-cell table:style-name="ce6" table:formula="of:=[.V38]" office:value-type="float" office:value="1.25">
            <text:p>1.250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0122543060352">
            <text:p>1.2012</text:p>
          </table:table-cell>
          <table:table-cell table:style-name="ce6" table:formula="of:=[.Y38]" office:value-type="float" office:value="1.171">
            <text:p>1.171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12530798338938">
            <text:p>1.1253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7.23">
            <text:p>87.23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2.9963519299367">
            <text:p>82.9964</text:p>
          </table:table-cell>
          <table:table-cell table:style-name="ce6" table:formula="of:=[.D39]" office:value-type="float" office:value="0.911">
            <text:p>0.911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0.866785241409748">
            <text:p>0.8668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0.903">
            <text:p>0.903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0.859173515908894">
            <text:p>0.8592</text:p>
          </table:table-cell>
          <table:table-cell table:style-name="ce6" table:formula="of:=[.S39]" office:value-type="float" office:value="1.12">
            <text:p>1.1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06564157011956">
            <text:p>1.0656</text:p>
          </table:table-cell>
          <table:table-cell table:style-name="ce6" table:formula="of:=[.V39]" office:value-type="float" office:value="1.25">
            <text:p>1.250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18933210950844">
            <text:p>1.1893</text:p>
          </table:table-cell>
          <table:table-cell table:style-name="ce6" table:formula="of:=[.Y39]" office:value-type="float" office:value="1.171">
            <text:p>1.171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1141663201875">
            <text:p>1.1142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6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0.858203209316582">
            <text:p>0.8582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0.850666847434549">
            <text:p>0.8507</text:p>
          </table:table-cell>
          <table:table-cell table:style-name="ce6" table:formula="of:=[.S40]" office:value-type="float" office:value="1.12">
            <text:p>1.1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05509066348471">
            <text:p>1.0551</text:p>
          </table:table-cell>
          <table:table-cell table:style-name="ce6" table:formula="of:=[.V40]" office:value-type="float" office:value="1.25">
            <text:p>1.250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17755654406776">
            <text:p>1.1776</text:p>
          </table:table-cell>
          <table:table-cell table:style-name="ce6" table:formula="of:=[.Y40]" office:value-type="float" office:value="1.171">
            <text:p>1.171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10313497048268">
            <text:p>1.1031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6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0.8497061478382">
            <text:p>0.8497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0.842244403400543">
            <text:p>0.8422</text:p>
          </table:table-cell>
          <table:table-cell table:style-name="ce6" table:formula="of:=[.S41]" office:value-type="float" office:value="1.12">
            <text:p>1.1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04464422127199">
            <text:p>1.0446</text:p>
          </table:table-cell>
          <table:table-cell table:style-name="ce6" table:formula="of:=[.V41]" office:value-type="float" office:value="1.25">
            <text:p>1.250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16589756838392">
            <text:p>1.1659</text:p>
          </table:table-cell>
          <table:table-cell table:style-name="ce6" table:formula="of:=[.Y41]" office:value-type="float" office:value="1.171">
            <text:p>1.171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09221284206206">
            <text:p>1.0922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6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0.841293215681386">
            <text:p>0.8413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0.833905349901528">
            <text:p>0.8339</text:p>
          </table:table-cell>
          <table:table-cell table:style-name="ce6" table:formula="of:=[.S42]" office:value-type="float" office:value="1.12">
            <text:p>1.1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03430120918019">
            <text:p>1.0343</text:p>
          </table:table-cell>
          <table:table-cell table:style-name="ce6" table:formula="of:=[.V42]" office:value-type="float" office:value="1.25">
            <text:p>1.250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15435402810289">
            <text:p>1.1544</text:p>
          </table:table-cell>
          <table:table-cell table:style-name="ce6" table:formula="of:=[.Y42]" office:value-type="float" office:value="1.171">
            <text:p>1.171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08139885352679">
            <text:p>1.0814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6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0.832963579882561">
            <text:p>0.8330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0.825648861288641">
            <text:p>0.8256</text:p>
          </table:table-cell>
          <table:table-cell table:style-name="ce6" table:formula="of:=[.S43]" office:value-type="float" office:value="1.12">
            <text:p>1.1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0240606031487">
            <text:p>1.0241</text:p>
          </table:table-cell>
          <table:table-cell table:style-name="ce6" table:formula="of:=[.V43]" office:value-type="float" office:value="1.25">
            <text:p>1.250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14292478029989">
            <text:p>1.1429</text:p>
          </table:table-cell>
          <table:table-cell table:style-name="ce6" table:formula="of:=[.Y43]" office:value-type="float" office:value="1.171">
            <text:p>1.171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07069193418494">
            <text:p>1.0707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6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0.824716415725308">
            <text:p>0.8247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0.817474120087764">
            <text:p>0.8175</text:p>
          </table:table-cell>
          <table:table-cell table:style-name="ce6" table:formula="of:=[.S44]" office:value-type="float" office:value="1.12">
            <text:p>1.1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01392138925614">
            <text:p>1.0139</text:p>
          </table:table-cell>
          <table:table-cell table:style-name="ce6" table:formula="of:=[.V44]" office:value-type="float" office:value="1.25">
            <text:p>1.250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13160869336623">
            <text:p>1.1316</text:p>
          </table:table-cell>
          <table:table-cell table:style-name="ce6" table:formula="of:=[.Y44]" office:value-type="float" office:value="1.171">
            <text:p>1.171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06009102394548">
            <text:p>1.060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66761">
            <text:p>1966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707697">
            <text:p>70769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31498">
            <text:p>1931498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5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32.3101971682777">
            <text:p>32.3102</text:p>
          </table:table-cell>
          <table:table-cell table:style-name="ce5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40.6942791001488">
            <text:p>40.6943</text:p>
          </table:table-cell>
          <table:table-cell table:style-name="ce5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1.9235794243838">
            <text:p>31.9236</text:p>
          </table:table-cell>
          <table:table-cell table:style-name="ce5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1.7026549993016">
            <text:p>31.7027</text:p>
          </table:table-cell>
          <table:table-cell table:style-name="ce5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107811769907">
            <text:p>32.2108</text:p>
          </table:table-cell>
          <table:table-cell table:style-name="ce5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96.124217353283">
            <text:p>96.1242</text:p>
          </table:table-cell>
          <table:table-cell table:style-name="ce5" office:value-type="float" office:value="89.37">
            <text:p>89.37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8.7200793479994">
            <text:p>98.7201</text:p>
          </table:table-cell>
          <table:table-cell table:style-name="ce5" office:value-type="float" office:value="89.1">
            <text:p>89.10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98.4218313741383">
            <text:p>98.4218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6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31.9902942260176">
            <text:p>31.9903</text:p>
          </table:table-cell>
          <table:table-cell table:style-name="ce6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40.2913654456919">
            <text:p>40.2914</text:p>
          </table:table-cell>
          <table:table-cell table:style-name="ce6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1.607504380578">
            <text:p>31.6075</text:p>
          </table:table-cell>
          <table:table-cell table:style-name="ce6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1.3887673260412">
            <text:p>31.3888</text:p>
          </table:table-cell>
          <table:table-cell table:style-name="ce6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891862551476">
            <text:p>31.8919</text:p>
          </table:table-cell>
          <table:table-cell table:style-name="ce6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95.1724924289931">
            <text:p>95.1725</text:p>
          </table:table-cell>
          <table:table-cell table:style-name="ce6" table:formula="of:=[.V2]" office:value-type="float" office:value="89.37">
            <text:p>89.37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7.7426528198014">
            <text:p>97.7427</text:p>
          </table:table-cell>
          <table:table-cell table:style-name="ce6" table:formula="of:=[.Y2]" office:value-type="float" office:value="89.1">
            <text:p>89.10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97.4473577961766">
            <text:p>97.4474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6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31.6735586396213">
            <text:p>31.6736</text:p>
          </table:table-cell>
          <table:table-cell table:style-name="ce6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39.8924410353385">
            <text:p>39.8924</text:p>
          </table:table-cell>
          <table:table-cell table:style-name="ce6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1.2945587926515">
            <text:p>31.2946</text:p>
          </table:table-cell>
          <table:table-cell table:style-name="ce6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1.0779874515259">
            <text:p>31.0780</text:p>
          </table:table-cell>
          <table:table-cell table:style-name="ce6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5761015361148">
            <text:p>31.5761</text:p>
          </table:table-cell>
          <table:table-cell table:style-name="ce6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94.2301905237555">
            <text:p>94.2302</text:p>
          </table:table-cell>
          <table:table-cell table:style-name="ce6" table:formula="of:=[.V3]" office:value-type="float" office:value="89.37">
            <text:p>89.37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6.7749037819815">
            <text:p>96.7749</text:p>
          </table:table-cell>
          <table:table-cell table:style-name="ce6" table:formula="of:=[.Y3]" office:value-type="float" office:value="89.1">
            <text:p>89.10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96.482532471462">
            <text:p>96.4825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6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31.35995904913">
            <text:p>31.3600</text:p>
          </table:table-cell>
          <table:table-cell table:style-name="ce6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39.4974663716223">
            <text:p>39.4975</text:p>
          </table:table-cell>
          <table:table-cell table:style-name="ce6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0.9847116758926">
            <text:p>30.9847</text:p>
          </table:table-cell>
          <table:table-cell table:style-name="ce6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0.7702846054712">
            <text:p>30.7703</text:p>
          </table:table-cell>
          <table:table-cell table:style-name="ce6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2634668674404">
            <text:p>31.2635</text:p>
          </table:table-cell>
          <table:table-cell table:style-name="ce6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93.297218340352">
            <text:p>93.2972</text:p>
          </table:table-cell>
          <table:table-cell table:style-name="ce6" table:formula="of:=[.V4]" office:value-type="float" office:value="89.37">
            <text:p>89.37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5.8167364178035">
            <text:p>95.8167</text:p>
          </table:table-cell>
          <table:table-cell table:style-name="ce6" table:formula="of:=[.Y4]" office:value-type="float" office:value="89.1">
            <text:p>89.10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95.5272598727346">
            <text:p>95.5273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6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31.0494644050793">
            <text:p>31.0495</text:p>
          </table:table-cell>
          <table:table-cell table:style-name="ce6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39.1064023481409">
            <text:p>39.1064</text:p>
          </table:table-cell>
          <table:table-cell table:style-name="ce6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0.6779323523689">
            <text:p>30.6779</text:p>
          </table:table-cell>
          <table:table-cell table:style-name="ce6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0.4656283222487">
            <text:p>30.4656</text:p>
          </table:table-cell>
          <table:table-cell table:style-name="ce6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0.9539275915252">
            <text:p>30.9539</text:p>
          </table:table-cell>
          <table:table-cell table:style-name="ce6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92.373483505299">
            <text:p>92.3735</text:p>
          </table:table-cell>
          <table:table-cell table:style-name="ce6" table:formula="of:=[.V5]" office:value-type="float" office:value="89.37">
            <text:p>89.37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4.8680558592114">
            <text:p>94.8681</text:p>
          </table:table-cell>
          <table:table-cell table:style-name="ce6" table:formula="of:=[.Y5]" office:value-type="float" office:value="89.1">
            <text:p>89.10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94.5814454185491">
            <text:p>94.5814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84.91">
            <text:p>84.9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89.241263353991">
            <text:p>89.2413</text:p>
          </table:table-cell>
          <table:table-cell table:style-name="ce6" table:formula="of:=[.D6]" office:value-type="float" office:value="29.25">
            <text:p>29.25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30.742043965425">
            <text:p>30.7420</text:p>
          </table:table-cell>
          <table:table-cell table:style-name="ce6" table:formula="of:=[.G6]" office:value-type="float" office:value="36.84">
            <text:p>36.84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38.719210245684">
            <text:p>38.7192</text:p>
          </table:table-cell>
          <table:table-cell table:style-name="ce6" table:formula="of:=[.J6]" office:value-type="float" office:value="28.9">
            <text:p>28.9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0.37419044789">
            <text:p>30.3742</text:p>
          </table:table-cell>
          <table:table-cell table:style-name="ce6" table:formula="of:=[.M6]" office:value-type="float" office:value="28.7">
            <text:p>28.7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0.16398843787">
            <text:p>30.1640</text:p>
          </table:table-cell>
          <table:table-cell table:style-name="ce6" table:formula="of:=[.P6]" office:value-type="float" office:value="29.16">
            <text:p>29.16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647453060916">
            <text:p>30.6475</text:p>
          </table:table-cell>
          <table:table-cell table:style-name="ce6" table:formula="of:=[.S6]" office:value-type="float" office:value="87.02">
            <text:p>87.02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91.458894559702">
            <text:p>91.4589</text:p>
          </table:table-cell>
          <table:table-cell table:style-name="ce6" table:formula="of:=[.V6]" office:value-type="float" office:value="89.37">
            <text:p>89.37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928768177437">
            <text:p>93.9288</text:p>
          </table:table-cell>
          <table:table-cell table:style-name="ce6" table:formula="of:=[.Y6]" office:value-type="float" office:value="89.1">
            <text:p>89.10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93.64499546391">
            <text:p>93.6450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6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30.4376672925">
            <text:p>30.4377</text:p>
          </table:table-cell>
          <table:table-cell table:style-name="ce6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38.3358517284">
            <text:p>38.3359</text:p>
          </table:table-cell>
          <table:table-cell table:style-name="ce6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0.073455889">
            <text:p>30.0735</text:p>
          </table:table-cell>
          <table:table-cell table:style-name="ce6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29.865335087">
            <text:p>29.8653</text:p>
          </table:table-cell>
          <table:table-cell table:style-name="ce6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440129316">
            <text:p>30.3440</text:p>
          </table:table-cell>
          <table:table-cell table:style-name="ce6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90.5533609502">
            <text:p>90.5534</text:p>
          </table:table-cell>
          <table:table-cell table:style-name="ce6" table:formula="of:=[.V7]" office:value-type="float" office:value="89.37">
            <text:p>89.37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9987803737">
            <text:p>92.9988</text:p>
          </table:table-cell>
          <table:table-cell table:style-name="ce6" table:formula="of:=[.Y7]" office:value-type="float" office:value="89.1">
            <text:p>89.10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92.717817291">
            <text:p>92.7178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6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30.13630425">
            <text:p>30.1363</text:p>
          </table:table-cell>
          <table:table-cell table:style-name="ce6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37.95628884">
            <text:p>37.9563</text:p>
          </table:table-cell>
          <table:table-cell table:style-name="ce6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29.7756989">
            <text:p>29.7757</text:p>
          </table:table-cell>
          <table:table-cell table:style-name="ce6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29.5696387">
            <text:p>29.5696</text:p>
          </table:table-cell>
          <table:table-cell table:style-name="ce6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4357716">
            <text:p>30.0436</text:p>
          </table:table-cell>
          <table:table-cell table:style-name="ce6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89.65679302">
            <text:p>89.6568</text:p>
          </table:table-cell>
          <table:table-cell table:style-name="ce6" table:formula="of:=[.V8]" office:value-type="float" office:value="89.37">
            <text:p>89.37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2.07800037">
            <text:p>92.0780</text:p>
          </table:table-cell>
          <table:table-cell table:style-name="ce6" table:formula="of:=[.Y8]" office:value-type="float" office:value="89.1">
            <text:p>89.10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91.7998191">
            <text:p>91.7998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84.91">
            <text:p>84.9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86.616691">
            <text:p>86.6167</text:p>
          </table:table-cell>
          <table:table-cell table:style-name="ce6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9.837925">
            <text:p>29.8379</text:p>
          </table:table-cell>
          <table:table-cell table:style-name="ce6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37.580484">
            <text:p>37.5805</text:p>
          </table:table-cell>
          <table:table-cell table:style-name="ce6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29.48089">
            <text:p>29.4809</text:p>
          </table:table-cell>
          <table:table-cell table:style-name="ce6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29.27687">
            <text:p>29.2769</text:p>
          </table:table-cell>
          <table:table-cell table:style-name="ce6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46116">
            <text:p>29.7461</text:p>
          </table:table-cell>
          <table:table-cell table:style-name="ce6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88.769102">
            <text:p>88.7691</text:p>
          </table:table-cell>
          <table:table-cell table:style-name="ce6" table:formula="of:=[.V9]" office:value-type="float" office:value="89.37">
            <text:p>89.37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1.166337">
            <text:p>91.1663</text:p>
          </table:table-cell>
          <table:table-cell table:style-name="ce6" table:formula="of:=[.Y9]" office:value-type="float" office:value="89.1">
            <text:p>89.10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90.89091">
            <text:p>90.8909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84.91">
            <text:p>84.9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85.7591">
            <text:p>85.7591</text:p>
          </table:table-cell>
          <table:table-cell table:style-name="ce6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9.5425">
            <text:p>29.5425</text:p>
          </table:table-cell>
          <table:table-cell table:style-name="ce6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37.2084">
            <text:p>37.2084</text:p>
          </table:table-cell>
          <table:table-cell table:style-name="ce6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29.189">
            <text:p>29.1890</text:p>
          </table:table-cell>
          <table:table-cell table:style-name="ce6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28.987">
            <text:p>28.9870</text:p>
          </table:table-cell>
          <table:table-cell table:style-name="ce6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4516">
            <text:p>29.4516</text:p>
          </table:table-cell>
          <table:table-cell table:style-name="ce6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87.8902">
            <text:p>87.8902</text:p>
          </table:table-cell>
          <table:table-cell table:style-name="ce6" table:formula="of:=[.V10]" office:value-type="float" office:value="89.37">
            <text:p>89.37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90.2637">
            <text:p>90.2637</text:p>
          </table:table-cell>
          <table:table-cell table:style-name="ce6" table:formula="of:=[.Y10]" office:value-type="float" office:value="89.1">
            <text:p>89.10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89.991">
            <text:p>89.9910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84.91">
            <text:p>84.9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84.91">
            <text:p>84.9100</text:p>
          </table:table-cell>
          <table:table-cell table:style-name="ce6" table:formula="of:=[.D11]" office:value-type="float" office:value="29.25">
            <text:p>29.25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9.25">
            <text:p>29.2500</text:p>
          </table:table-cell>
          <table:table-cell table:style-name="ce6" table:formula="of:=[.G11]" office:value-type="float" office:value="36.84">
            <text:p>36.84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36.84">
            <text:p>36.8400</text:p>
          </table:table-cell>
          <table:table-cell table:style-name="ce6" table:formula="of:=[.J11]" office:value-type="float" office:value="28.9">
            <text:p>28.9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28.9">
            <text:p>28.9000</text:p>
          </table:table-cell>
          <table:table-cell table:style-name="ce6" table:formula="of:=[.M11]" office:value-type="float" office:value="28.7">
            <text:p>28.7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28.7">
            <text:p>28.7000</text:p>
          </table:table-cell>
          <table:table-cell table:style-name="ce6" table:formula="of:=[.P11]" office:value-type="float" office:value="29.16">
            <text:p>29.16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16">
            <text:p>29.1600</text:p>
          </table:table-cell>
          <table:table-cell table:style-name="ce6" table:formula="of:=[.S11]" office:value-type="float" office:value="87.02">
            <text:p>87.02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87.02">
            <text:p>87.0200</text:p>
          </table:table-cell>
          <table:table-cell table:style-name="ce6" table:formula="of:=[.V11]" office:value-type="float" office:value="89.37">
            <text:p>89.37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9.37">
            <text:p>89.3700</text:p>
          </table:table-cell>
          <table:table-cell table:style-name="ce6" table:formula="of:=[.Y11]" office:value-type="float" office:value="89.1">
            <text:p>89.10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89.1">
            <text:p>89.10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84.91">
            <text:p>84.9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84.0693069306931">
            <text:p>84.0693</text:p>
          </table:table-cell>
          <table:table-cell table:style-name="ce6" table:formula="of:=[.D12]" office:value-type="float" office:value="29.25">
            <text:p>29.25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8.960396039604">
            <text:p>28.9604</text:p>
          </table:table-cell>
          <table:table-cell table:style-name="ce6" table:formula="of:=[.G12]" office:value-type="float" office:value="36.84">
            <text:p>36.84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36.4752475247525">
            <text:p>36.4752</text:p>
          </table:table-cell>
          <table:table-cell table:style-name="ce6" table:formula="of:=[.J12]" office:value-type="float" office:value="28.9">
            <text:p>28.9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28.6138613861386">
            <text:p>28.6139</text:p>
          </table:table-cell>
          <table:table-cell table:style-name="ce6" table:formula="of:=[.M12]" office:value-type="float" office:value="28.7">
            <text:p>28.7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28.4158415841584">
            <text:p>28.4158</text:p>
          </table:table-cell>
          <table:table-cell table:style-name="ce6" table:formula="of:=[.P12]" office:value-type="float" office:value="29.16">
            <text:p>29.16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8712871287129">
            <text:p>28.8713</text:p>
          </table:table-cell>
          <table:table-cell table:style-name="ce6" table:formula="of:=[.S12]" office:value-type="float" office:value="87.02">
            <text:p>87.02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86.1584158415842">
            <text:p>86.1584</text:p>
          </table:table-cell>
          <table:table-cell table:style-name="ce6" table:formula="of:=[.V12]" office:value-type="float" office:value="89.37">
            <text:p>89.37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8.4851485148515">
            <text:p>88.4851</text:p>
          </table:table-cell>
          <table:table-cell table:style-name="ce6" table:formula="of:=[.Y12]" office:value-type="float" office:value="89.1">
            <text:p>89.10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88.2178217821782">
            <text:p>88.2178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84.91">
            <text:p>84.9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83.2369375551416">
            <text:p>83.2369</text:p>
          </table:table-cell>
          <table:table-cell table:style-name="ce6" table:formula="of:=[.D13]" office:value-type="float" office:value="29.25">
            <text:p>29.25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8.6736594451524">
            <text:p>28.6737</text:p>
          </table:table-cell>
          <table:table-cell table:style-name="ce6" table:formula="of:=[.G13]" office:value-type="float" office:value="36.84">
            <text:p>36.84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36.114106460151">
            <text:p>36.1141</text:p>
          </table:table-cell>
          <table:table-cell table:style-name="ce6" table:formula="of:=[.J13]" office:value-type="float" office:value="28.9">
            <text:p>28.9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28.33055582786">
            <text:p>28.3306</text:p>
          </table:table-cell>
          <table:table-cell table:style-name="ce6" table:formula="of:=[.M13]" office:value-type="float" office:value="28.7">
            <text:p>28.7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28.1344966179786">
            <text:p>28.1345</text:p>
          </table:table-cell>
          <table:table-cell table:style-name="ce6" table:formula="of:=[.P13]" office:value-type="float" office:value="29.16">
            <text:p>29.16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5854328007058">
            <text:p>28.5854</text:p>
          </table:table-cell>
          <table:table-cell table:style-name="ce6" table:formula="of:=[.S13]" office:value-type="float" office:value="87.02">
            <text:p>87.02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85.3053622193903">
            <text:p>85.3054</text:p>
          </table:table-cell>
          <table:table-cell table:style-name="ce6" table:formula="of:=[.V13]" office:value-type="float" office:value="89.37">
            <text:p>89.37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7.6090579354965">
            <text:p>87.6091</text:p>
          </table:table-cell>
          <table:table-cell table:style-name="ce6" table:formula="of:=[.Y13]" office:value-type="float" office:value="89.1">
            <text:p>89.10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87.3443780021566">
            <text:p>87.3444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6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8.3897618268836">
            <text:p>28.3898</text:p>
          </table:table-cell>
          <table:table-cell table:style-name="ce6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35.7565410496544">
            <text:p>35.7565</text:p>
          </table:table-cell>
          <table:table-cell table:style-name="ce6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28.0500552751089">
            <text:p>28.0501</text:p>
          </table:table-cell>
          <table:table-cell table:style-name="ce6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27.8559372455234">
            <text:p>27.8559</text:p>
          </table:table-cell>
          <table:table-cell table:style-name="ce6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024087135701">
            <text:p>28.3024</text:p>
          </table:table-cell>
          <table:table-cell table:style-name="ce6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84.4607546726636">
            <text:p>84.4608</text:p>
          </table:table-cell>
          <table:table-cell table:style-name="ce6" table:formula="of:=[.V14]" office:value-type="float" office:value="89.37">
            <text:p>89.37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6.7416415202936">
            <text:p>86.7416</text:p>
          </table:table-cell>
          <table:table-cell table:style-name="ce6" table:formula="of:=[.Y14]" office:value-type="float" office:value="89.1">
            <text:p>89.10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86.4795821803531">
            <text:p>86.4796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6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8.1086750761224">
            <text:p>28.1087</text:p>
          </table:table-cell>
          <table:table-cell table:style-name="ce6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35.4025158907469">
            <text:p>35.4025</text:p>
          </table:table-cell>
          <table:table-cell table:style-name="ce6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27.7723319555534">
            <text:p>27.7723</text:p>
          </table:table-cell>
          <table:table-cell table:style-name="ce6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27.5801358866568">
            <text:p>27.5801</text:p>
          </table:table-cell>
          <table:table-cell table:style-name="ce6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221868451189">
            <text:p>28.0222</text:p>
          </table:table-cell>
          <table:table-cell table:style-name="ce6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83.6245095768947">
            <text:p>83.6245</text:p>
          </table:table-cell>
          <table:table-cell table:style-name="ce6" table:formula="of:=[.V15]" office:value-type="float" office:value="89.37">
            <text:p>89.37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8828133864293">
            <text:p>85.8828</text:p>
          </table:table-cell>
          <table:table-cell table:style-name="ce6" table:formula="of:=[.Y15]" office:value-type="float" office:value="89.1">
            <text:p>89.10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85.6233486934189">
            <text:p>85.6233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84.91">
            <text:p>84.9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80.788951534689">
            <text:p>80.7890</text:p>
          </table:table-cell>
          <table:table-cell table:style-name="ce6" table:formula="of:=[.D16]" office:value-type="float" office:value="29.25">
            <text:p>29.25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7.8303713624974">
            <text:p>27.8304</text:p>
          </table:table-cell>
          <table:table-cell table:style-name="ce6" table:formula="of:=[.G16]" office:value-type="float" office:value="36.84">
            <text:p>36.84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35.0519959314326">
            <text:p>35.0520</text:p>
          </table:table-cell>
          <table:table-cell table:style-name="ce6" table:formula="of:=[.J16]" office:value-type="float" office:value="28.9">
            <text:p>28.9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27.497358371835">
            <text:p>27.4974</text:p>
          </table:table-cell>
          <table:table-cell table:style-name="ce6" table:formula="of:=[.M16]" office:value-type="float" office:value="28.7">
            <text:p>28.7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27.3070652343137">
            <text:p>27.3071</text:p>
          </table:table-cell>
          <table:table-cell table:style-name="ce6" table:formula="of:=[.P16]" office:value-type="float" office:value="29.16">
            <text:p>29.16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447394506128">
            <text:p>27.7447</text:p>
          </table:table-cell>
          <table:table-cell table:style-name="ce6" table:formula="of:=[.S16]" office:value-type="float" office:value="87.02">
            <text:p>87.02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82.7965441355393">
            <text:p>82.7965</text:p>
          </table:table-cell>
          <table:table-cell table:style-name="ce6" table:formula="of:=[.V16]" office:value-type="float" office:value="89.37">
            <text:p>89.37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5.0324885014151">
            <text:p>85.0325</text:p>
          </table:table-cell>
          <table:table-cell table:style-name="ce6" table:formula="of:=[.Y16]" office:value-type="float" office:value="89.1">
            <text:p>89.10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84.7755927657613">
            <text:p>84.7756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6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7.5548231311855">
            <text:p>27.5548</text:p>
          </table:table-cell>
          <table:table-cell table:style-name="ce6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34.704946466765">
            <text:p>34.7049</text:p>
          </table:table-cell>
          <table:table-cell table:style-name="ce6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27.2251072988466">
            <text:p>27.2251</text:p>
          </table:table-cell>
          <table:table-cell table:style-name="ce6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27.0366982517957">
            <text:p>27.0367</text:p>
          </table:table-cell>
          <table:table-cell table:style-name="ce6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4700390600127">
            <text:p>27.4700</text:p>
          </table:table-cell>
          <table:table-cell table:style-name="ce6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81.9767763718211">
            <text:p>81.9768</text:p>
          </table:table-cell>
          <table:table-cell table:style-name="ce6" table:formula="of:=[.V17]" office:value-type="float" office:value="89.37">
            <text:p>89.37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4.1905826746685">
            <text:p>84.1906</text:p>
          </table:table-cell>
          <table:table-cell table:style-name="ce6" table:formula="of:=[.Y17]" office:value-type="float" office:value="89.1">
            <text:p>89.10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83.9362304611498">
            <text:p>83.9362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6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7.2820031001837">
            <text:p>27.2820</text:p>
          </table:table-cell>
          <table:table-cell table:style-name="ce6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34.3613331354109">
            <text:p>34.3613</text:p>
          </table:table-cell>
          <table:table-cell table:style-name="ce6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26.9555517810362">
            <text:p>26.9556</text:p>
          </table:table-cell>
          <table:table-cell table:style-name="ce6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26.7690081700948">
            <text:p>26.7690</text:p>
          </table:table-cell>
          <table:table-cell table:style-name="ce6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1980584752601">
            <text:p>27.1981</text:p>
          </table:table-cell>
          <table:table-cell table:style-name="ce6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81.1651251206149">
            <text:p>81.1651</text:p>
          </table:table-cell>
          <table:table-cell table:style-name="ce6" table:formula="of:=[.V18]" office:value-type="float" office:value="89.37">
            <text:p>89.37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3.3570125491767">
            <text:p>83.3570</text:p>
          </table:table-cell>
          <table:table-cell table:style-name="ce6" table:formula="of:=[.Y18]" office:value-type="float" office:value="89.1">
            <text:p>89.10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83.1051786744058">
            <text:p>83.1052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6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7.0118842576076">
            <text:p>27.0119</text:p>
          </table:table-cell>
          <table:table-cell table:style-name="ce6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34.0211219162484">
            <text:p>34.0211</text:p>
          </table:table-cell>
          <table:table-cell table:style-name="ce6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26.6886651297388">
            <text:p>26.6887</text:p>
          </table:table-cell>
          <table:table-cell table:style-name="ce6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26.5039684852424">
            <text:p>26.5040</text:p>
          </table:table-cell>
          <table:table-cell table:style-name="ce6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287707675842">
            <text:p>26.9288</text:p>
          </table:table-cell>
          <table:table-cell table:style-name="ce6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80.3615100204108">
            <text:p>80.3615</text:p>
          </table:table-cell>
          <table:table-cell table:style-name="ce6" table:formula="of:=[.V19]" office:value-type="float" office:value="89.37">
            <text:p>89.37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2.5316955932443">
            <text:p>82.5317</text:p>
          </table:table-cell>
          <table:table-cell table:style-name="ce6" table:formula="of:=[.Y19]" office:value-type="float" office:value="89.1">
            <text:p>89.10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82.282355123174">
            <text:p>82.2824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6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6.7444398590175">
            <text:p>26.7444</text:p>
          </table:table-cell>
          <table:table-cell table:style-name="ce6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33.6842791249984">
            <text:p>33.6843</text:p>
          </table:table-cell>
          <table:table-cell table:style-name="ce6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26.4244209205335">
            <text:p>26.4244</text:p>
          </table:table-cell>
          <table:table-cell table:style-name="ce6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26.2415529556855">
            <text:p>26.2416</text:p>
          </table:table-cell>
          <table:table-cell table:style-name="ce6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6621492748359">
            <text:p>26.6621</text:p>
          </table:table-cell>
          <table:table-cell table:style-name="ce6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79.5658515053573">
            <text:p>79.5659</text:p>
          </table:table-cell>
          <table:table-cell table:style-name="ce6" table:formula="of:=[.V20]" office:value-type="float" office:value="89.37">
            <text:p>89.37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1.7145500923211">
            <text:p>81.7146</text:p>
          </table:table-cell>
          <table:table-cell table:style-name="ce6" table:formula="of:=[.Y20]" office:value-type="float" office:value="89.1">
            <text:p>89.10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81.4676783397763">
            <text:p>81.4677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6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6.4796434247698">
            <text:p>26.4796</text:p>
          </table:table-cell>
          <table:table-cell table:style-name="ce6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33.3507714108895">
            <text:p>33.3508</text:p>
          </table:table-cell>
          <table:table-cell table:style-name="ce6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26.1627929906272">
            <text:p>26.1628</text:p>
          </table:table-cell>
          <table:table-cell table:style-name="ce6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5.9817355996886">
            <text:p>25.9817</text:p>
          </table:table-cell>
          <table:table-cell table:style-name="ce6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3981675988474">
            <text:p>26.3982</text:p>
          </table:table-cell>
          <table:table-cell table:style-name="ce6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78.7780707973834">
            <text:p>78.7781</text:p>
          </table:table-cell>
          <table:table-cell table:style-name="ce6" table:formula="of:=[.V21]" office:value-type="float" office:value="89.37">
            <text:p>89.37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9054951409119">
            <text:p>80.9055</text:p>
          </table:table-cell>
          <table:table-cell table:style-name="ce6" table:formula="of:=[.Y21]" office:value-type="float" office:value="89.1">
            <text:p>89.10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80.6610676631448">
            <text:p>80.66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5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42.8593384659547">
            <text:p>42.8593</text:p>
          </table:table-cell>
          <table:table-cell table:style-name="ce5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3.4479579574513">
            <text:p>33.4480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98.7090331267453">
            <text:p>98.7090</text:p>
          </table:table-cell>
          <table:table-cell table:style-name="ce5" office:value-type="float" office:value="89.62">
            <text:p>89.6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98.9962348793522">
            <text:p>98.9962</text:p>
          </table:table-cell>
          <table:table-cell table:style-name="ce5" office:value-type="float" office:value="1.534">
            <text:p>1.534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69449034038079">
            <text:p>1.6945</text:p>
          </table:table-cell>
          <table:table-cell table:style-name="ce5" office:value-type="float" office:value="1.636">
            <text:p>1.636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80716179717273">
            <text:p>1.8072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6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42.4349885801532">
            <text:p>42.4350</text:p>
          </table:table-cell>
          <table:table-cell table:style-name="ce6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3.1167900568825">
            <text:p>33.1168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97.7317159670745">
            <text:p>97.7317</text:p>
          </table:table-cell>
          <table:table-cell table:style-name="ce6" table:formula="of:=[.S25]" office:value-type="float" office:value="89.62">
            <text:p>89.6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98.0160741379724">
            <text:p>98.0161</text:p>
          </table:table-cell>
          <table:table-cell table:style-name="ce6" table:formula="of:=[.V25]" office:value-type="float" office:value="1.534">
            <text:p>1.534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67771320829781">
            <text:p>1.6777</text:p>
          </table:table-cell>
          <table:table-cell table:style-name="ce6" table:formula="of:=[.Y25]" office:value-type="float" office:value="1.636">
            <text:p>1.636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78926910611161">
            <text:p>1.7893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6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42.0148401783695">
            <text:p>42.0148</text:p>
          </table:table-cell>
          <table:table-cell table:style-name="ce6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2.7889010464183">
            <text:p>32.7889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96.7640752149253">
            <text:p>96.7641</text:p>
          </table:table-cell>
          <table:table-cell table:style-name="ce6" table:formula="of:=[.S26]" office:value-type="float" office:value="89.62">
            <text:p>89.6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97.0456179583885">
            <text:p>97.0456</text:p>
          </table:table-cell>
          <table:table-cell table:style-name="ce6" table:formula="of:=[.V26]" office:value-type="float" office:value="1.534">
            <text:p>1.534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66110218643348">
            <text:p>1.6611</text:p>
          </table:table-cell>
          <table:table-cell table:style-name="ce6" table:formula="of:=[.Y26]" office:value-type="float" office:value="1.636">
            <text:p>1.636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77155357040754">
            <text:p>1.7716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6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41.598851661752">
            <text:p>41.5989</text:p>
          </table:table-cell>
          <table:table-cell table:style-name="ce6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2.4642584618003">
            <text:p>32.4643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95.8060150642824">
            <text:p>95.8060</text:p>
          </table:table-cell>
          <table:table-cell table:style-name="ce6" table:formula="of:=[.S27]" office:value-type="float" office:value="89.62">
            <text:p>89.6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96.0847702558302">
            <text:p>96.0848</text:p>
          </table:table-cell>
          <table:table-cell table:style-name="ce6" table:formula="of:=[.V27]" office:value-type="float" office:value="1.534">
            <text:p>1.534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64465563013215">
            <text:p>1.6447</text:p>
          </table:table-cell>
          <table:table-cell table:style-name="ce6" table:formula="of:=[.Y27]" office:value-type="float" office:value="1.636">
            <text:p>1.636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75401343604707">
            <text:p>1.7540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6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41.1869818433188">
            <text:p>41.1870</text:p>
          </table:table-cell>
          <table:table-cell table:style-name="ce6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2.1428301601983">
            <text:p>32.1428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94.8574406577054">
            <text:p>94.8574</text:p>
          </table:table-cell>
          <table:table-cell table:style-name="ce6" table:formula="of:=[.S28]" office:value-type="float" office:value="89.62">
            <text:p>89.6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95.1334358968616">
            <text:p>95.1334</text:p>
          </table:table-cell>
          <table:table-cell table:style-name="ce6" table:formula="of:=[.V28]" office:value-type="float" office:value="1.534">
            <text:p>1.534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62837191102193">
            <text:p>1.6284</text:p>
          </table:table-cell>
          <table:table-cell table:style-name="ce6" table:formula="of:=[.Y28]" office:value-type="float" office:value="1.636">
            <text:p>1.636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73664696638324">
            <text:p>1.736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9.4">
            <text:p>89.40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3.96029847894">
            <text:p>93.9603</text:p>
          </table:table-cell>
          <table:table-cell table:style-name="ce6" table:formula="of:=[.D29]" office:value-type="float" office:value="38.8">
            <text:p>38.80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40.77918994388">
            <text:p>40.7792</text:p>
          </table:table-cell>
          <table:table-cell table:style-name="ce6" table:formula="of:=[.G29]" office:value-type="float" office:value="30.28">
            <text:p>30.28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1.824584317028">
            <text:p>31.8246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89.36">
            <text:p>89.360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93.918258076936">
            <text:p>93.9183</text:p>
          </table:table-cell>
          <table:table-cell table:style-name="ce6" table:formula="of:=[.S29]" office:value-type="float" office:value="89.62">
            <text:p>89.6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94.191520689962">
            <text:p>94.1915</text:p>
          </table:table-cell>
          <table:table-cell table:style-name="ce6" table:formula="of:=[.V29]" office:value-type="float" office:value="1.534">
            <text:p>1.534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6122494168534">
            <text:p>1.6122</text:p>
          </table:table-cell>
          <table:table-cell table:style-name="ce6" table:formula="of:=[.Y29]" office:value-type="float" office:value="1.636">
            <text:p>1.636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7194524419636">
            <text:p>1.7195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6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40.375435588">
            <text:p>40.3754</text:p>
          </table:table-cell>
          <table:table-cell table:style-name="ce6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31.5094894228">
            <text:p>31.509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92.9883743336">
            <text:p>92.9884</text:p>
          </table:table-cell>
          <table:table-cell table:style-name="ce6" table:formula="of:=[.S30]" office:value-type="float" office:value="89.62">
            <text:p>89.6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93.2589313762">
            <text:p>93.2589</text:p>
          </table:table-cell>
          <table:table-cell table:style-name="ce6" table:formula="of:=[.V30]" office:value-type="float" office:value="1.534">
            <text:p>1.534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59628655134">
            <text:p>1.5963</text:p>
          </table:table-cell>
          <table:table-cell table:style-name="ce6" table:formula="of:=[.Y30]" office:value-type="float" office:value="1.636">
            <text:p>1.636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70242816036">
            <text:p>1.7024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6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9.9756788">
            <text:p>39.9757</text:p>
          </table:table-cell>
          <table:table-cell table:style-name="ce6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31.19751428">
            <text:p>31.1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92.06769736">
            <text:p>92.0677</text:p>
          </table:table-cell>
          <table:table-cell table:style-name="ce6" table:formula="of:=[.S31]" office:value-type="float" office:value="89.62">
            <text:p>89.6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92.33557562">
            <text:p>92.3356</text:p>
          </table:table-cell>
          <table:table-cell table:style-name="ce6" table:formula="of:=[.V31]" office:value-type="float" office:value="1.534">
            <text:p>1.534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580481734">
            <text:p>1.5805</text:p>
          </table:table-cell>
          <table:table-cell table:style-name="ce6" table:formula="of:=[.Y31]" office:value-type="float" office:value="1.636">
            <text:p>1.636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685572436">
            <text:p>1.6856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6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9.57988">
            <text:p>39.5799</text:p>
          </table:table-cell>
          <table:table-cell table:style-name="ce6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30.888628">
            <text:p>30.8886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91.156136">
            <text:p>91.1561</text:p>
          </table:table-cell>
          <table:table-cell table:style-name="ce6" table:formula="of:=[.S32]" office:value-type="float" office:value="89.62">
            <text:p>89.6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91.421362">
            <text:p>91.4214</text:p>
          </table:table-cell>
          <table:table-cell table:style-name="ce6" table:formula="of:=[.V32]" office:value-type="float" office:value="1.534">
            <text:p>1.534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5648334">
            <text:p>1.5648</text:p>
          </table:table-cell>
          <table:table-cell table:style-name="ce6" table:formula="of:=[.Y32]" office:value-type="float" office:value="1.636">
            <text:p>1.636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6688836">
            <text:p>1.6689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6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9.188">
            <text:p>39.1880</text:p>
          </table:table-cell>
          <table:table-cell table:style-name="ce6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30.5828">
            <text:p>30.5828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90.2536">
            <text:p>90.2536</text:p>
          </table:table-cell>
          <table:table-cell table:style-name="ce6" table:formula="of:=[.S33]" office:value-type="float" office:value="89.62">
            <text:p>89.6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90.5162">
            <text:p>90.5162</text:p>
          </table:table-cell>
          <table:table-cell table:style-name="ce6" table:formula="of:=[.V33]" office:value-type="float" office:value="1.534">
            <text:p>1.534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54934">
            <text:p>1.5493</text:p>
          </table:table-cell>
          <table:table-cell table:style-name="ce6" table:formula="of:=[.Y33]" office:value-type="float" office:value="1.636">
            <text:p>1.636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65236">
            <text:p>1.6524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9.4">
            <text:p>89.40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9.4">
            <text:p>89.4000</text:p>
          </table:table-cell>
          <table:table-cell table:style-name="ce6" table:formula="of:=[.D34]" office:value-type="float" office:value="38.8">
            <text:p>38.80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8.8">
            <text:p>38.8000</text:p>
          </table:table-cell>
          <table:table-cell table:style-name="ce6" table:formula="of:=[.G34]" office:value-type="float" office:value="30.28">
            <text:p>30.28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30.28">
            <text:p>30.28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89.36">
            <text:p>89.360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89.36">
            <text:p>89.3600</text:p>
          </table:table-cell>
          <table:table-cell table:style-name="ce6" table:formula="of:=[.S34]" office:value-type="float" office:value="89.62">
            <text:p>89.6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89.62">
            <text:p>89.6200</text:p>
          </table:table-cell>
          <table:table-cell table:style-name="ce6" table:formula="of:=[.V34]" office:value-type="float" office:value="1.534">
            <text:p>1.534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534">
            <text:p>1.5340</text:p>
          </table:table-cell>
          <table:table-cell table:style-name="ce6" table:formula="of:=[.Y34]" office:value-type="float" office:value="1.636">
            <text:p>1.636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636">
            <text:p>1.636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9.4">
            <text:p>89.40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8.5148514851485">
            <text:p>88.5149</text:p>
          </table:table-cell>
          <table:table-cell table:style-name="ce6" table:formula="of:=[.D35]" office:value-type="float" office:value="38.8">
            <text:p>38.80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8.4158415841584">
            <text:p>38.4158</text:p>
          </table:table-cell>
          <table:table-cell table:style-name="ce6" table:formula="of:=[.G35]" office:value-type="float" office:value="30.28">
            <text:p>30.28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9.980198019802">
            <text:p>29.9802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89.36">
            <text:p>89.360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88.4752475247525">
            <text:p>88.4752</text:p>
          </table:table-cell>
          <table:table-cell table:style-name="ce6" table:formula="of:=[.S35]" office:value-type="float" office:value="89.62">
            <text:p>89.6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88.7326732673267">
            <text:p>88.7327</text:p>
          </table:table-cell>
          <table:table-cell table:style-name="ce6" table:formula="of:=[.V35]" office:value-type="float" office:value="1.534">
            <text:p>1.534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51881188118812">
            <text:p>1.5188</text:p>
          </table:table-cell>
          <table:table-cell table:style-name="ce6" table:formula="of:=[.Y35]" office:value-type="float" office:value="1.636">
            <text:p>1.636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61980198019802">
            <text:p>1.6198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9.4">
            <text:p>89.40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7.6384668169787">
            <text:p>87.6385</text:p>
          </table:table-cell>
          <table:table-cell table:style-name="ce6" table:formula="of:=[.D36]" office:value-type="float" office:value="38.8">
            <text:p>38.80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8.0354867169885">
            <text:p>38.0355</text:p>
          </table:table-cell>
          <table:table-cell table:style-name="ce6" table:formula="of:=[.G36]" office:value-type="float" office:value="30.28">
            <text:p>30.28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9.6833643760416">
            <text:p>29.6834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89.36">
            <text:p>89.360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87.5992549750024">
            <text:p>87.5993</text:p>
          </table:table-cell>
          <table:table-cell table:style-name="ce6" table:formula="of:=[.S36]" office:value-type="float" office:value="89.62">
            <text:p>89.6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87.8541319478483">
            <text:p>87.8541</text:p>
          </table:table-cell>
          <table:table-cell table:style-name="ce6" table:formula="of:=[.V36]" office:value-type="float" office:value="1.534">
            <text:p>1.534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50377413979022">
            <text:p>1.5038</text:p>
          </table:table-cell>
          <table:table-cell table:style-name="ce6" table:formula="of:=[.Y36]" office:value-type="float" office:value="1.636">
            <text:p>1.636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60376433682972">
            <text:p>1.6038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6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7.6588977395926">
            <text:p>37.6589</text:p>
          </table:table-cell>
          <table:table-cell table:style-name="ce6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9.3894696792491">
            <text:p>29.3895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86.7319356188143">
            <text:p>86.7319</text:p>
          </table:table-cell>
          <table:table-cell table:style-name="ce6" table:formula="of:=[.S37]" office:value-type="float" office:value="89.62">
            <text:p>89.6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86.9842890572755">
            <text:p>86.9843</text:p>
          </table:table-cell>
          <table:table-cell table:style-name="ce6" table:formula="of:=[.V37]" office:value-type="float" office:value="1.534">
            <text:p>1.534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48888528692101">
            <text:p>1.4889</text:p>
          </table:table-cell>
          <table:table-cell table:style-name="ce6" table:formula="of:=[.Y37]" office:value-type="float" office:value="1.636">
            <text:p>1.636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58788548200963">
            <text:p>1.5879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6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7.2860373659333">
            <text:p>37.2860</text:p>
          </table:table-cell>
          <table:table-cell table:style-name="ce6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9.0984848309397">
            <text:p>29.0985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85.8732035829845">
            <text:p>85.8732</text:p>
          </table:table-cell>
          <table:table-cell table:style-name="ce6" table:formula="of:=[.S38]" office:value-type="float" office:value="89.62">
            <text:p>89.6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86.12305847255">
            <text:p>86.1231</text:p>
          </table:table-cell>
          <table:table-cell table:style-name="ce6" table:formula="of:=[.V38]" office:value-type="float" office:value="1.534">
            <text:p>1.534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47414384843664">
            <text:p>1.4741</text:p>
          </table:table-cell>
          <table:table-cell table:style-name="ce6" table:formula="of:=[.Y38]" office:value-type="float" office:value="1.636">
            <text:p>1.636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57216384357389">
            <text:p>1.5722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9.4">
            <text:p>89.40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5.0610324720434">
            <text:p>85.0610</text:p>
          </table:table-cell>
          <table:table-cell table:style-name="ce6" table:formula="of:=[.D39]" office:value-type="float" office:value="38.8">
            <text:p>38.80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6.9168686791418">
            <text:p>36.9169</text:p>
          </table:table-cell>
          <table:table-cell table:style-name="ce6" table:formula="of:=[.G39]" office:value-type="float" office:value="30.28">
            <text:p>30.28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8.8103810207324">
            <text:p>28.8104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89.36">
            <text:p>89.360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85.0229738445391">
            <text:p>85.0230</text:p>
          </table:table-cell>
          <table:table-cell table:style-name="ce6" table:formula="of:=[.S39]" office:value-type="float" office:value="89.62">
            <text:p>89.6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85.2703549233168">
            <text:p>85.2704</text:p>
          </table:table-cell>
          <table:table-cell table:style-name="ce6" table:formula="of:=[.V39]" office:value-type="float" office:value="1.534">
            <text:p>1.534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45954836478875">
            <text:p>1.4595</text:p>
          </table:table-cell>
          <table:table-cell table:style-name="ce6" table:formula="of:=[.Y39]" office:value-type="float" office:value="1.636">
            <text:p>1.636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55659786492464">
            <text:p>1.5566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6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6.5513551278632">
            <text:p>36.5514</text:p>
          </table:table-cell>
          <table:table-cell table:style-name="ce6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8.5251297234974">
            <text:p>28.5251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84.1811622223159">
            <text:p>84.1812</text:p>
          </table:table-cell>
          <table:table-cell table:style-name="ce6" table:formula="of:=[.S40]" office:value-type="float" office:value="89.62">
            <text:p>89.6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84.426093983482">
            <text:p>84.4261</text:p>
          </table:table-cell>
          <table:table-cell table:style-name="ce6" table:formula="of:=[.V40]" office:value-type="float" office:value="1.534">
            <text:p>1.534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44509739087995">
            <text:p>1.4451</text:p>
          </table:table-cell>
          <table:table-cell table:style-name="ce6" table:formula="of:=[.Y40]" office:value-type="float" office:value="1.636">
            <text:p>1.636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54118600487588">
            <text:p>1.5412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6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6.1894605226369">
            <text:p>36.1895</text:p>
          </table:table-cell>
          <table:table-cell table:style-name="ce6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8.2427026965321">
            <text:p>28.242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83.3476853686296">
            <text:p>83.3477</text:p>
          </table:table-cell>
          <table:table-cell table:style-name="ce6" table:formula="of:=[.S41]" office:value-type="float" office:value="89.62">
            <text:p>89.6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83.5901920628535">
            <text:p>83.5902</text:p>
          </table:table-cell>
          <table:table-cell table:style-name="ce6" table:formula="of:=[.V41]" office:value-type="float" office:value="1.534">
            <text:p>1.534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43078949592075">
            <text:p>1.4308</text:p>
          </table:table-cell>
          <table:table-cell table:style-name="ce6" table:formula="of:=[.Y41]" office:value-type="float" office:value="1.636">
            <text:p>1.636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52592673750087">
            <text:p>1.5259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6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5.8311490323137">
            <text:p>35.8311</text:p>
          </table:table-cell>
          <table:table-cell table:style-name="ce6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7.9630719767644">
            <text:p>27.9631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82.5224607610194">
            <text:p>82.5225</text:p>
          </table:table-cell>
          <table:table-cell table:style-name="ce6" table:formula="of:=[.S42]" office:value-type="float" office:value="89.62">
            <text:p>89.6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82.7625663988648">
            <text:p>82.7626</text:p>
          </table:table-cell>
          <table:table-cell table:style-name="ce6" table:formula="of:=[.V42]" office:value-type="float" office:value="1.534">
            <text:p>1.534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41662326328787">
            <text:p>1.4166</text:p>
          </table:table-cell>
          <table:table-cell table:style-name="ce6" table:formula="of:=[.Y42]" office:value-type="float" office:value="1.636">
            <text:p>1.636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51081855198106">
            <text:p>1.5108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6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5.4763851805086">
            <text:p>35.4764</text:p>
          </table:table-cell>
          <table:table-cell table:style-name="ce6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7.6862098779846">
            <text:p>27.6862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81.7054066940786">
            <text:p>81.7054</text:p>
          </table:table-cell>
          <table:table-cell table:style-name="ce6" table:formula="of:=[.S43]" office:value-type="float" office:value="89.62">
            <text:p>89.6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81.943135048381">
            <text:p>81.9431</text:p>
          </table:table-cell>
          <table:table-cell table:style-name="ce6" table:formula="of:=[.V43]" office:value-type="float" office:value="1.534">
            <text:p>1.534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40259729038403">
            <text:p>1.4026</text:p>
          </table:table-cell>
          <table:table-cell table:style-name="ce6" table:formula="of:=[.Y43]" office:value-type="float" office:value="1.636">
            <text:p>1.636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4958599524565">
            <text:p>1.4959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6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35.1251338420877">
            <text:p>35.1251</text:p>
          </table:table-cell>
          <table:table-cell table:style-name="ce6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7.4120889881035">
            <text:p>27.4121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80.896442271365">
            <text:p>80.8964</text:p>
          </table:table-cell>
          <table:table-cell table:style-name="ce6" table:formula="of:=[.S44]" office:value-type="float" office:value="89.62">
            <text:p>89.6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81.1318168795851">
            <text:p>81.1318</text:p>
          </table:table-cell>
          <table:table-cell table:style-name="ce6" table:formula="of:=[.V44]" office:value-type="float" office:value="1.534">
            <text:p>1.534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38871018849904">
            <text:p>1.3887</text:p>
          </table:table-cell>
          <table:table-cell table:style-name="ce6" table:formula="of:=[.Y44]" office:value-type="float" office:value="1.636">
            <text:p>1.636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48104945787772">
            <text:p>1.481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751671">
            <text:p>75167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2118776">
            <text:p>2118776</text:p>
          </table:table-cell>
          <table:table-cell/>
          <table:table-cell table:style-name="ce9" office:value-type="string">
            <text:p>he</text:p>
          </table:table-cell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5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25.7376955220811">
            <text:p>25.7377</text:p>
          </table:table-cell>
          <table:table-cell table:style-name="ce5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5.19172398943266">
            <text:p>5.1917</text:p>
          </table:table-cell>
          <table:table-cell table:style-name="ce5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6.6403158998896">
            <text:p>36.6403</text:p>
          </table:table-cell>
          <table:table-cell table:style-name="ce5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6.5629923511109">
            <text:p>36.5630</text:p>
          </table:table-cell>
          <table:table-cell table:style-name="ce5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6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6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25.4828668535456">
            <text:p>25.4829</text:p>
          </table:table-cell>
          <table:table-cell table:style-name="ce6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5.1403207816165">
            <text:p>5.1403</text:p>
          </table:table-cell>
          <table:table-cell table:style-name="ce6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6.2775404949402">
            <text:p>36.2775</text:p>
          </table:table-cell>
          <table:table-cell table:style-name="ce6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6.2009825258523">
            <text:p>36.2010</text:p>
          </table:table-cell>
          <table:table-cell table:style-name="ce6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6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6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25.2305612411343">
            <text:p>25.2306</text:p>
          </table:table-cell>
          <table:table-cell table:style-name="ce6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5.08942651645198">
            <text:p>5.0894</text:p>
          </table:table-cell>
          <table:table-cell table:style-name="ce6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5.9183569256834">
            <text:p>35.9184</text:p>
          </table:table-cell>
          <table:table-cell table:style-name="ce6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5.8425569562894">
            <text:p>35.8426</text:p>
          </table:table-cell>
          <table:table-cell table:style-name="ce6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6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6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24.9807537040933">
            <text:p>24.9808</text:p>
          </table:table-cell>
          <table:table-cell table:style-name="ce6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5.03903615490295">
            <text:p>5.0390</text:p>
          </table:table-cell>
          <table:table-cell table:style-name="ce6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5.5627296293895">
            <text:p>35.5627</text:p>
          </table:table-cell>
          <table:table-cell table:style-name="ce6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5.487680154742">
            <text:p>35.4877</text:p>
          </table:table-cell>
          <table:table-cell table:style-name="ce6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6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6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24.7334195090033">
            <text:p>24.7334</text:p>
          </table:table-cell>
          <table:table-cell table:style-name="ce6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4.9891447078247">
            <text:p>4.9891</text:p>
          </table:table-cell>
          <table:table-cell table:style-name="ce6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5.2106233954352">
            <text:p>35.2106</text:p>
          </table:table-cell>
          <table:table-cell table:style-name="ce6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5.1363169848931">
            <text:p>35.1363</text:p>
          </table:table-cell>
          <table:table-cell table:style-name="ce6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6" table:formula="of:=[.A6]" office:value-type="float" office:value="6.51">
            <text:p>6.5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6.842075426151">
            <text:p>6.8421</text:p>
          </table:table-cell>
          <table:table-cell table:style-name="ce6" table:formula="of:=[.D6]" office:value-type="float" office:value="23.3">
            <text:p>23.3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24.48853416733">
            <text:p>24.4885</text:p>
          </table:table-cell>
          <table:table-cell table:style-name="ce6" table:formula="of:=[.G6]" office:value-type="float" office:value="4.7">
            <text:p>4.70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4.93974723547">
            <text:p>4.9397</text:p>
          </table:table-cell>
          <table:table-cell table:style-name="ce6" table:formula="of:=[.J6]" office:value-type="float" office:value="33.17">
            <text:p>33.17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4.862003361817">
            <text:p>34.8620</text:p>
          </table:table-cell>
          <table:table-cell table:style-name="ce6" table:formula="of:=[.M6]" office:value-type="float" office:value="33.1">
            <text:p>33.1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4.78843265831">
            <text:p>34.7884</text:p>
          </table:table-cell>
          <table:table-cell table:style-name="ce6" table:formula="of:=[.P6]" office:value-type="float" office:value="1.413">
            <text:p>1.413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1.4850772007913">
            <text:p>1.4851</text:p>
          </table:table-cell>
          <table:table-cell table:style-name="ce4" table:number-columns-repeated="1006"/>
        </table:table-row>
        <table:table-row table:style-name="ro1">
          <table:table-cell table:style-name="ce6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6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24.246073433">
            <text:p>24.2461</text:p>
          </table:table-cell>
          <table:table-cell table:style-name="ce6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4.890838847">
            <text:p>4.8908</text:p>
          </table:table-cell>
          <table:table-cell table:style-name="ce6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4.5168350117">
            <text:p>34.5168</text:p>
          </table:table-cell>
          <table:table-cell table:style-name="ce6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34.443992731">
            <text:p>34.4440</text:p>
          </table:table-cell>
          <table:table-cell table:style-name="ce6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6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6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24.0060133">
            <text:p>24.0060</text:p>
          </table:table-cell>
          <table:table-cell table:style-name="ce6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4.8424147">
            <text:p>4.8424</text:p>
          </table:table-cell>
          <table:table-cell table:style-name="ce6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34.17508417">
            <text:p>34.1751</text:p>
          </table:table-cell>
          <table:table-cell table:style-name="ce6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34.1029631">
            <text:p>34.1030</text:p>
          </table:table-cell>
          <table:table-cell table:style-name="ce6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6" table:formula="of:=[.A9]" office:value-type="float" office:value="6.51">
            <text:p>6.5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6.640851">
            <text:p>6.6409</text:p>
          </table:table-cell>
          <table:table-cell table:style-name="ce6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3.76833">
            <text:p>23.7683</text:p>
          </table:table-cell>
          <table:table-cell table:style-name="ce6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4.79447">
            <text:p>4.7945</text:p>
          </table:table-cell>
          <table:table-cell table:style-name="ce6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33.836717">
            <text:p>33.8367</text:p>
          </table:table-cell>
          <table:table-cell table:style-name="ce6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33.76531">
            <text:p>33.7653</text:p>
          </table:table-cell>
          <table:table-cell table:style-name="ce6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6" table:formula="of:=[.A10]" office:value-type="float" office:value="6.51">
            <text:p>6.5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6.5751">
            <text:p>6.5751</text:p>
          </table:table-cell>
          <table:table-cell table:style-name="ce6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3.533">
            <text:p>23.5330</text:p>
          </table:table-cell>
          <table:table-cell table:style-name="ce6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4.747">
            <text:p>4.7470</text:p>
          </table:table-cell>
          <table:table-cell table:style-name="ce6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33.5017">
            <text:p>33.5017</text:p>
          </table:table-cell>
          <table:table-cell table:style-name="ce6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33.431">
            <text:p>33.4310</text:p>
          </table:table-cell>
          <table:table-cell table:style-name="ce6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6" table:formula="of:=[.A11]" office:value-type="float" office:value="6.51">
            <text:p>6.5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6.51">
            <text:p>6.5100</text:p>
          </table:table-cell>
          <table:table-cell table:style-name="ce6" table:formula="of:=[.D11]" office:value-type="float" office:value="23.3">
            <text:p>23.3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3.3">
            <text:p>23.3000</text:p>
          </table:table-cell>
          <table:table-cell table:style-name="ce6" table:formula="of:=[.G11]" office:value-type="float" office:value="4.7">
            <text:p>4.70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4.7">
            <text:p>4.7000</text:p>
          </table:table-cell>
          <table:table-cell table:style-name="ce6" table:formula="of:=[.J11]" office:value-type="float" office:value="33.17">
            <text:p>33.17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33.17">
            <text:p>33.1700</text:p>
          </table:table-cell>
          <table:table-cell table:style-name="ce6" table:formula="of:=[.M11]" office:value-type="float" office:value="33.1">
            <text:p>33.1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33.1">
            <text:p>33.1000</text:p>
          </table:table-cell>
          <table:table-cell table:style-name="ce6" table:formula="of:=[.P11]" office:value-type="float" office:value="1.413">
            <text:p>1.413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1.413">
            <text:p>1.4130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2]" office:value-type="float" office:value="6.51">
            <text:p>6.5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6.44554455445545">
            <text:p>6.4455</text:p>
          </table:table-cell>
          <table:table-cell table:style-name="ce6" table:formula="of:=[.D12]" office:value-type="float" office:value="23.3">
            <text:p>23.3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3.0693069306931">
            <text:p>23.0693</text:p>
          </table:table-cell>
          <table:table-cell table:style-name="ce6" table:formula="of:=[.G12]" office:value-type="float" office:value="4.7">
            <text:p>4.70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4.65346534653465">
            <text:p>4.6535</text:p>
          </table:table-cell>
          <table:table-cell table:style-name="ce6" table:formula="of:=[.J12]" office:value-type="float" office:value="33.17">
            <text:p>33.17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32.8415841584158">
            <text:p>32.8416</text:p>
          </table:table-cell>
          <table:table-cell table:style-name="ce6" table:formula="of:=[.M12]" office:value-type="float" office:value="33.1">
            <text:p>33.1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32.7722772277228">
            <text:p>32.7723</text:p>
          </table:table-cell>
          <table:table-cell table:style-name="ce6" table:formula="of:=[.P12]" office:value-type="float" office:value="1.413">
            <text:p>1.413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6" table:formula="of:=[.A13]" office:value-type="float" office:value="6.51">
            <text:p>6.5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6.38172728163906">
            <text:p>6.3817</text:p>
          </table:table-cell>
          <table:table-cell table:style-name="ce6" table:formula="of:=[.D13]" office:value-type="float" office:value="23.3">
            <text:p>23.3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2.8408979511813">
            <text:p>22.8409</text:p>
          </table:table-cell>
          <table:table-cell table:style-name="ce6" table:formula="of:=[.G13]" office:value-type="float" office:value="4.7">
            <text:p>4.70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4.60739143221253">
            <text:p>4.6074</text:p>
          </table:table-cell>
          <table:table-cell table:style-name="ce6" table:formula="of:=[.J13]" office:value-type="float" office:value="33.17">
            <text:p>33.17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32.5164199588276">
            <text:p>32.5164</text:p>
          </table:table-cell>
          <table:table-cell table:style-name="ce6" table:formula="of:=[.M13]" office:value-type="float" office:value="33.1">
            <text:p>33.1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32.4477992353691">
            <text:p>32.4478</text:p>
          </table:table-cell>
          <table:table-cell table:style-name="ce6" table:formula="of:=[.P13]" office:value-type="float" office:value="1.413">
            <text:p>1.413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6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6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2.6147504467141">
            <text:p>22.6148</text:p>
          </table:table-cell>
          <table:table-cell table:style-name="ce6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4.56177369525993">
            <text:p>4.5618</text:p>
          </table:table-cell>
          <table:table-cell table:style-name="ce6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32.19447520676">
            <text:p>32.1945</text:p>
          </table:table-cell>
          <table:table-cell table:style-name="ce6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32.126533896405">
            <text:p>32.1265</text:p>
          </table:table-cell>
          <table:table-cell table:style-name="ce6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6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6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2.3908420264496">
            <text:p>22.3908</text:p>
          </table:table-cell>
          <table:table-cell table:style-name="ce6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4.51660761906924">
            <text:p>4.5166</text:p>
          </table:table-cell>
          <table:table-cell table:style-name="ce6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31.875718026495">
            <text:p>31.8757</text:p>
          </table:table-cell>
          <table:table-cell table:style-name="ce6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31.8084494023812">
            <text:p>31.8084</text:p>
          </table:table-cell>
          <table:table-cell table:style-name="ce6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6" table:formula="of:=[.A16]" office:value-type="float" office:value="6.51">
            <text:p>6.5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6.19404162631993">
            <text:p>6.1940</text:p>
          </table:table-cell>
          <table:table-cell table:style-name="ce6" table:formula="of:=[.D16]" office:value-type="float" office:value="23.3">
            <text:p>23.3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2.1691505212372">
            <text:p>22.1692</text:p>
          </table:table-cell>
          <table:table-cell table:style-name="ce6" table:formula="of:=[.G16]" office:value-type="float" office:value="4.7">
            <text:p>4.70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4.47188873175172">
            <text:p>4.4719</text:p>
          </table:table-cell>
          <table:table-cell table:style-name="ce6" table:formula="of:=[.J16]" office:value-type="float" office:value="33.17">
            <text:p>33.17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31.5601168579159">
            <text:p>31.5601</text:p>
          </table:table-cell>
          <table:table-cell table:style-name="ce6" table:formula="of:=[.M16]" office:value-type="float" office:value="33.1">
            <text:p>33.1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31.4935142597834">
            <text:p>31.4935</text:p>
          </table:table-cell>
          <table:table-cell table:style-name="ce6" table:formula="of:=[.P16]" office:value-type="float" office:value="1.413">
            <text:p>1.413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1.34442101658834">
            <text:p>1.3444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6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1.949653981423">
            <text:p>21.9497</text:p>
          </table:table-cell>
          <table:table-cell table:style-name="ce6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4.42761260569477">
            <text:p>4.4276</text:p>
          </table:table-cell>
          <table:table-cell table:style-name="ce6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31.247640453382">
            <text:p>31.2476</text:p>
          </table:table-cell>
          <table:table-cell table:style-name="ce6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31.1816972869142">
            <text:p>31.1817</text:p>
          </table:table-cell>
          <table:table-cell table:style-name="ce6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6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6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1.7323306746762">
            <text:p>21.7323</text:p>
          </table:table-cell>
          <table:table-cell table:style-name="ce6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4.38377485712354">
            <text:p>4.3838</text:p>
          </table:table-cell>
          <table:table-cell table:style-name="ce6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30.9382578746357">
            <text:p>30.9383</text:p>
          </table:table-cell>
          <table:table-cell table:style-name="ce6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30.8729676108062">
            <text:p>30.8730</text:p>
          </table:table-cell>
          <table:table-cell table:style-name="ce6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6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6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1.5171590838379">
            <text:p>21.5172</text:p>
          </table:table-cell>
          <table:table-cell table:style-name="ce6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4.34037114566687">
            <text:p>4.3404</text:p>
          </table:table-cell>
          <table:table-cell table:style-name="ce6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30.6319384897383">
            <text:p>30.6319</text:p>
          </table:table-cell>
          <table:table-cell table:style-name="ce6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30.5672946641645">
            <text:p>30.5673</text:p>
          </table:table-cell>
          <table:table-cell table:style-name="ce6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6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6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1.30411790479">
            <text:p>21.3041</text:p>
          </table:table-cell>
          <table:table-cell table:style-name="ce6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4.29739717392759">
            <text:p>4.2974</text:p>
          </table:table-cell>
          <table:table-cell table:style-name="ce6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30.3286519700379">
            <text:p>30.3287</text:p>
          </table:table-cell>
          <table:table-cell table:style-name="ce6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30.2646481823411">
            <text:p>30.2646</text:p>
          </table:table-cell>
          <table:table-cell table:style-name="ce6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6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6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1.0931860443465">
            <text:p>21.0932</text:p>
          </table:table-cell>
          <table:table-cell table:style-name="ce6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4.25484868705702">
            <text:p>4.2548</text:p>
          </table:table-cell>
          <table:table-cell table:style-name="ce6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30.0283682871662">
            <text:p>30.0284</text:p>
          </table:table-cell>
          <table:table-cell table:style-name="ce6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9.9649982003377">
            <text:p>29.9650</text:p>
          </table:table-cell>
          <table:table-cell table:style-name="ce6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5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36.4414839173156">
            <text:p>36.4415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6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6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36.0806771458571">
            <text:p>36.0807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6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6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35.7234427186704">
            <text:p>35.7234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6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6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35.3697452660103">
            <text:p>35.369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6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6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35.019549768327">
            <text:p>35.0195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6" table:formula="of:=[.A29]" office:value-type="float" office:value="6.52">
            <text:p>6.52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6.852585526652">
            <text:p>6.8526</text:p>
          </table:table-cell>
          <table:table-cell table:style-name="ce6" table:formula="of:=[.D29]" office:value-type="float" office:value="32.99">
            <text:p>32.99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34.672821552799">
            <text:p>34.6728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1.417">
            <text:p>1.417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6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6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34.3295262899">
            <text:p>34.3295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6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6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3.98962999">
            <text:p>33.989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6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6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3.653099">
            <text:p>33.6531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6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6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3.3199">
            <text:p>33.3199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6" table:formula="of:=[.A34]" office:value-type="float" office:value="6.52">
            <text:p>6.52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6.52">
            <text:p>6.5200</text:p>
          </table:table-cell>
          <table:table-cell table:style-name="ce6" table:formula="of:=[.D34]" office:value-type="float" office:value="32.99">
            <text:p>32.99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2.99">
            <text:p>32.990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1.417">
            <text:p>1.417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6" table:formula="of:=[.A35]" office:value-type="float" office:value="6.52">
            <text:p>6.52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6.45544554455446">
            <text:p>6.4554</text:p>
          </table:table-cell>
          <table:table-cell table:style-name="ce6" table:formula="of:=[.D35]" office:value-type="float" office:value="32.99">
            <text:p>32.99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2.6633663366337">
            <text:p>32.6634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1.417">
            <text:p>1.417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6" table:formula="of:=[.A36]" office:value-type="float" office:value="6.52">
            <text:p>6.52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6.39153024213312">
            <text:p>6.3915</text:p>
          </table:table-cell>
          <table:table-cell table:style-name="ce6" table:formula="of:=[.D36]" office:value-type="float" office:value="32.99">
            <text:p>32.99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2.3399666699343">
            <text:p>32.340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1.417">
            <text:p>1.417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6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6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2.019768980133">
            <text:p>32.0198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6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6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1.7027415644881">
            <text:p>31.7027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6" table:formula="of:=[.A39]" office:value-type="float" office:value="6.52">
            <text:p>6.52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6.203556283196">
            <text:p>6.2036</text:p>
          </table:table-cell>
          <table:table-cell table:style-name="ce6" table:formula="of:=[.D39]" office:value-type="float" office:value="32.99">
            <text:p>32.99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1.3888530341466">
            <text:p>31.3889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1.417">
            <text:p>1.417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6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6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1.0780723110363">
            <text:p>31.0781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6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6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0.7703686247884">
            <text:p>30.7704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6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6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0.4657115096915">
            <text:p>30.4657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6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6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0.1640708016747">
            <text:p>30.1641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6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6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29.8654166353215">
            <text:p>29.8654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6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2015／05／15</text:date>, <text:time>12:38:0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15T12:38:02.46</dc:date>
    <meta:editing-duration>P36DT2H57M55S</meta:editing-duration>
    <meta:editing-cycles>128</meta:editing-cycles>
    <meta:generator>OpenOffice/4.1.1$Win32 OpenOffice.org_project/411m6$Build-9775</meta:generator>
    <meta:document-statistic meta:table-count="6" meta:cell-count="3615" meta:object-count="0"/>
  </office:meta>
</office:document-meta>
</file>